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6cm"/>
    </style:style>
    <style:style style:name="co2" style:family="table-column">
      <style:table-column-properties fo:break-before="auto" style:column-width="5.701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8.576cm"/>
    </style:style>
    <style:style style:name="co6" style:family="table-column">
      <style:table-column-properties fo:break-before="auto" style:column-width="6.059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4.207cm"/>
    </style:style>
    <style:style style:name="co11" style:family="table-column">
      <style:table-column-properties fo:break-before="auto" style:column-width="2.852cm"/>
    </style:style>
    <style:style style:name="co12" style:family="table-column">
      <style:table-column-properties fo:break-before="auto" style:column-width="5.341cm"/>
    </style:style>
    <style:style style:name="co13" style:family="table-column">
      <style:table-column-properties fo:break-before="auto" style:column-width="5.479cm"/>
    </style:style>
    <style:style style:name="co14" style:family="table-column">
      <style:table-column-properties fo:break-before="auto" style:column-width="20.602cm"/>
    </style:style>
    <style:style style:name="co15" style:family="table-column">
      <style:table-column-properties fo:break-before="auto" style:column-width="19.937cm"/>
    </style:style>
    <style:style style:name="co16" style:family="table-column">
      <style:table-column-properties fo:break-before="auto" style:column-width="5.202cm"/>
    </style:style>
    <style:style style:name="co17" style:family="table-column">
      <style:table-column-properties fo:break-before="auto" style:column-width="5.95cm"/>
    </style:style>
    <style:style style:name="co18" style:family="table-column">
      <style:table-column-properties fo:break-before="auto" style:column-width="9.211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7.856cm"/>
    </style:style>
    <style:style style:name="co21" style:family="table-column">
      <style:table-column-properties fo:break-before="auto" style:column-width="4.401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5.009cm"/>
    </style:style>
    <style:style style:name="co24" style:family="table-column">
      <style:table-column-properties fo:break-before="auto" style:column-width="3.681cm"/>
    </style:style>
    <style:style style:name="co25" style:family="table-column">
      <style:table-column-properties fo:break-before="auto" style:column-width="7.802cm"/>
    </style:style>
    <style:style style:name="co26" style:family="table-column">
      <style:table-column-properties fo:break-before="auto" style:column-width="5.867cm"/>
    </style:style>
    <style:style style:name="co27" style:family="table-column">
      <style:table-column-properties fo:break-before="auto" style:column-width="8.631cm"/>
    </style:style>
    <style:style style:name="co28" style:family="table-column">
      <style:table-column-properties fo:break-before="auto" style:column-width="3.129cm"/>
    </style:style>
    <style:style style:name="co29" style:family="table-column">
      <style:table-column-properties fo:break-before="auto" style:column-width="5.562cm"/>
    </style:style>
    <style:style style:name="co30" style:family="table-column">
      <style:table-column-properties fo:break-before="auto" style:column-width="5.147cm"/>
    </style:style>
    <style:style style:name="co31" style:family="table-column">
      <style:table-column-properties fo:break-before="auto" style:column-width="2.521cm"/>
    </style:style>
    <style:style style:name="co32" style:family="table-column">
      <style:table-column-properties fo:break-before="auto" style:column-width="6.142cm"/>
    </style:style>
    <style:style style:name="co33" style:family="table-column">
      <style:table-column-properties fo:break-before="auto" style:column-width="5.644cm"/>
    </style:style>
    <style:style style:name="co34" style:family="table-column">
      <style:table-column-properties fo:break-before="auto" style:column-width="9.848cm"/>
    </style:style>
    <style:style style:name="co35" style:family="table-column">
      <style:table-column-properties fo:break-before="auto" style:column-width="3.903cm"/>
    </style:style>
    <style:style style:name="co36" style:family="table-column">
      <style:table-column-properties fo:break-before="auto" style:column-width="4.346cm"/>
    </style:style>
    <style:style style:name="co37" style:family="table-column">
      <style:table-column-properties fo:break-before="auto" style:column-width="0.64cm"/>
    </style:style>
    <style:style style:name="co38" style:family="table-column">
      <style:table-column-properties fo:break-before="auto" style:column-width="4.041cm"/>
    </style:style>
    <style:style style:name="co39" style:family="table-column">
      <style:table-column-properties fo:break-before="auto" style:column-width="0.751cm"/>
    </style:style>
    <style:style style:name="co40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4.595cm"/>
    </style:style>
    <style:style style:name="co42" style:family="table-column">
      <style:table-column-properties fo:break-before="auto" style:column-width="4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40" table:number-columns-repeated="15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39" table:default-cell-style-name="Default"/>
        <table:table-row table:style-name="ro1">
          <table:table-cell office:value-type="string">
            <text:p>tag_name</text:p>
          </table:table-cell>
          <table:table-cell office:value-type="string">
            <text:p>Abooki</text:p>
          </table:table-cell>
          <table:table-cell office:value-type="string">
            <text:p>Audeo</text:p>
          </table:table-cell>
          <table:table-cell office:value-type="string">
            <text:p>Audiobook</text:p>
          </table:table-cell>
          <table:table-cell office:value-type="string">
            <text:p>Audioteka</text:p>
          </table:table-cell>
          <table:table-cell office:value-type="string">
            <text:p>Bezdroza</text:p>
          </table:table-cell>
          <table:table-cell office:value-type="string">
            <text:p>BezKartek</text:p>
          </table:table-cell>
          <table:table-cell office:value-type="string">
            <text:p>Bookoteka</text:p>
          </table:table-cell>
          <table:table-cell office:value-type="string">
            <text:p>BooksOn</text:p>
          </table:table-cell>
          <table:table-cell office:value-type="string">
            <text:p>CzeskieKlimaty</text:p>
          </table:table-cell>
          <table:table-cell office:value-type="string">
            <text:p>Czytio</text:p>
          </table:table-cell>
          <table:table-cell office:value-type="string">
            <text:p>DlaBystrzakow</text:p>
          </table:table-cell>
          <table:table-cell office:value-type="string">
            <text:p>DobryEbook</text:p>
          </table:table-cell>
          <table:table-cell office:value-type="string">
            <text:p>eBookpoint</text:p>
          </table:table-cell>
          <table:table-cell office:value-type="string">
            <text:p>ebooks43</text:p>
          </table:table-cell>
          <table:table-cell office:value-type="string">
            <text:p>eClicto</text:p>
          </table:table-cell>
          <table:table-cell office:value-type="string">
            <text:p>Empik</text:p>
          </table:table-cell>
          <table:table-cell office:value-type="string">
            <text:p>EscapeMagazine</text:p>
          </table:table-cell>
          <table:table-cell office:value-type="string">
            <text:p>FantastykaPolska</text:p>
          </table:table-cell>
          <table:table-cell office:value-type="string">
            <text:p>Gandalf</text:p>
          </table:table-cell>
          <table:table-cell office:value-type="string">
            <text:p>Helion</text:p>
          </table:table-cell>
          <table:table-cell office:value-type="string">
            <text:p>KodeksyWmp3</text:p>
          </table:table-cell>
          <table:table-cell office:value-type="string">
            <text:p>Koobe</text:p>
          </table:table-cell>
          <table:table-cell office:value-type="string">
            <text:p>Latarnik</text:p>
          </table:table-cell>
          <table:table-cell office:value-type="string">
            <text:p>Legimi</text:p>
          </table:table-cell>
          <table:table-cell office:value-type="string">
            <text:p>Merlin</text:p>
          </table:table-cell>
          <table:table-cell office:value-type="string">
            <text:p>Nexto</text:p>
          </table:table-cell>
          <table:table-cell office:value-type="string">
            <text:p>OnePress</text:p>
          </table:table-cell>
          <table:table-cell office:value-type="string">
            <text:p>Pokatne</text:p>
          </table:table-cell>
          <table:table-cell office:value-type="string">
            <text:p>Polona</text:p>
          </table:table-cell>
          <table:table-cell office:value-type="string">
            <text:p>Publio</text:p>
          </table:table-cell>
          <table:table-cell office:value-type="string">
            <text:p>RW2010</text:p>
          </table:table-cell>
          <table:table-cell office:value-type="string">
            <text:p>Selkar</text:p>
          </table:table-cell>
          <table:table-cell office:value-type="string">
            <text:p>Sensus</text:p>
          </table:table-cell>
          <table:table-cell office:value-type="string">
            <text:p>Septem</text:p>
          </table:table-cell>
          <table:table-cell office:value-type="string">
            <text:p>TaniaKsiazka</text:p>
          </table:table-cell>
          <table:table-cell office:value-type="string">
            <text:p>Tmc</text:p>
          </table:table-cell>
          <table:table-cell office:value-type="string">
            <text:p>Virtualo</text:p>
          </table:table-cell>
          <table:table-cell office:value-type="string">
            <text:p>Wikibooks</text:p>
          </table:table-cell>
          <table:table-cell office:value-type="string">
            <text:p>Woblink</text:p>
          </table:table-cell>
          <table:table-cell office:value-type="string">
            <text:p>WolneEbooki</text:p>
          </table:table-cell>
          <table:table-cell office:value-type="string">
            <text:p>WolneLektury</text:p>
          </table:table-cell>
          <table:table-cell office:value-type="string">
            <text:p>Wydaje</text:p>
          </table:table-cell>
          <table:table-cell office:value-type="string">
            <text:p>Zantes</text:p>
          </table:table-cell>
          <table:table-cell office:value-type="string">
            <text:p>ZielonaSowa</text:p>
          </table:table-cell>
          <table:table-cell office:value-type="string">
            <text:p>Zinamon</text:p>
          </table:table-cell>
          <table:table-cell office:value-type="string">
            <text:p>ZloteMysli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rating</text:p>
          </table:table-cell>
          <table:table-cell table:number-columns-repeated="25"/>
          <table:table-cell office:value-type="string">
            <text:p>./review-note</text:p>
          </table:table-cell>
          <table:table-cell/>
          <table:table-cell office:value-type="string">
            <text:p>./rating</text:p>
          </table:table-cell>
          <table:table-cell table:number-columns-repeated="8"/>
          <table:table-cell office:value-type="string">
            <text:p>./rating</text:p>
          </table:table-cell>
          <table:table-cell table:number-columns-repeated="4"/>
          <table:table-cell office:value-type="string">
            <text:p>./rating</text:p>
          </table:table-cell>
          <table:table-cell table:number-columns-repeated="32"/>
        </table:table-row>
        <table:table-row table:style-name="ro1" table:visibility="collapse">
          <table:table-cell office:value-type="string">
            <text:p>redactor</text:p>
          </table:table-cell>
          <table:table-cell table:number-columns-repeated="24"/>
          <table:table-cell office:value-type="string">
            <text:p>./redakcja</text:p>
          </table:table-cell>
          <table:table-cell table:number-columns-repeated="49"/>
        </table:table-row>
        <table:table-row table:style-name="ro1" table:visibility="collapse">
          <table:table-cell office:value-type="string">
            <text:p>page_count</text:p>
          </table:table-cell>
          <table:table-cell table:number-columns-repeated="4"/>
          <table:table-cell office:value-type="string">
            <text:p>./liczbastron</text:p>
          </table:table-cell>
          <table:table-cell office:value-type="string">
            <text:p>./pageCount</text:p>
          </table:table-cell>
          <table:table-cell table:number-columns-repeated="2"/>
          <table:table-cell office:value-type="string">
            <text:p>./attrs/a[@name='Ilosc_stron']</text:p>
          </table:table-cell>
          <table:table-cell office:value-type="string">
            <text:p>./length</text:p>
          </table:table-cell>
          <table:table-cell office:value-type="string">
            <text:p>./liczbastron</text:p>
          </table:table-cell>
          <table:table-cell office:value-type="string">
            <text:p>./liczba_stron</text:p>
          </table:table-cell>
          <table:table-cell office:value-type="string">
            <text:p>./liczbastron</text:p>
          </table:table-cell>
          <table:table-cell table:number-columns-repeated="5"/>
          <table:table-cell office:value-type="string">
            <text:p>./attrs/a[@name='Ilosc_stron']</text:p>
          </table:table-cell>
          <table:table-cell office:value-type="string">
            <text:p>./liczbastron</text:p>
          </table:table-cell>
          <table:table-cell table:number-columns-repeated="4"/>
          <table:table-cell office:value-type="string">
            <text:p>./liczba_stron</text:p>
          </table:table-cell>
          <table:table-cell/>
          <table:table-cell office:value-type="string">
            <text:p>./liczbastron</text:p>
          </table:table-cell>
          <table:table-cell table:number-columns-repeated="4"/>
          <table:table-cell office:value-type="string">
            <text:p>pages</text:p>
          </table:table-cell>
          <table:table-cell office:value-type="string">
            <text:p>./liczbastron</text:p>
          </table:table-cell>
          <table:table-cell office:value-type="string">
            <text:p>./liczbastron</text:p>
          </table:table-cell>
          <table:table-cell table:number-columns-repeated="11"/>
          <table:table-cell office:value-type="string">
            <text:p>./n:attributes/n:attribute[n:name='Ilość stron']/n:valu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list_price</text:p>
          </table:table-cell>
          <table:table-cell table:number-columns-repeated="31"/>
          <table:table-cell office:value-type="string">
            <text:p>list_price</text:p>
          </table:table-cell>
          <table:table-cell table:number-columns-repeated="42"/>
        </table:table-row>
        <table:table-row table:style-name="ro1" table:visibility="collapse">
          <table:table-cell office:value-type="string">
            <text:p>cover_small</text:p>
          </table:table-cell>
          <table:table-cell table:number-columns-repeated="11"/>
          <table:table-cell office:value-type="string">
            <text:p>./male_zdjecie</text:p>
          </table:table-cell>
          <table:table-cell table:number-columns-repeated="33"/>
          <table:table-cell office:value-type="string">
            <text:p>./n:attributes/n:attribute[n:name='zm:imageSmall']/n:valu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availability</text:p>
          </table:table-cell>
          <table:table-cell/>
          <table:table-cell office:value-type="string">
            <text:p>@avail</text:p>
          </table:table-cell>
          <table:table-cell table:number-columns-repeated="5"/>
          <table:table-cell office:value-type="string">
            <text:p>@avail</text:p>
          </table:table-cell>
          <table:table-cell table:number-columns-repeated="6"/>
          <table:table-cell office:value-type="string">
            <text:p>@avail</text:p>
          </table:table-cell>
          <table:table-cell office:value-type="string">
            <text:p>./availability</text:p>
          </table:table-cell>
          <table:table-cell table:number-columns-repeated="2"/>
          <table:table-cell office:value-type="string">
            <text:p>@avail</text:p>
          </table:table-cell>
          <table:table-cell table:number-columns-repeated="3"/>
          <table:table-cell office:value-type="string">
            <text:p>@avail</text:p>
          </table:table-cell>
          <table:table-cell table:number-columns-repeated="15"/>
          <table:table-cell office:value-type="string">
            <text:p>@avail</text:p>
          </table:table-cell>
          <table:table-cell table:number-columns-repeated="6"/>
          <table:table-cell office:value-type="string">
            <text:p>./n:availability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votes</text:p>
          </table:table-cell>
          <table:table-cell table:number-columns-repeated="27"/>
          <table:table-cell office:value-type="string">
            <text:p>./votes</text:p>
          </table:table-cell>
          <table:table-cell table:number-columns-repeated="13"/>
          <table:table-cell office:value-type="string">
            <text:p>./votes</text:p>
          </table:table-cell>
          <table:table-cell table:number-columns-repeated="32"/>
        </table:table-row>
        <table:table-row table:style-name="ro1" table:visibility="collapse">
          <table:table-cell office:value-type="string">
            <text:p>title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:name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n:name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tytul[@language='polski']</text:p>
          </table:table-cell>
          <table:table-cell office:value-type="string">
            <text:p>./tytul</text:p>
          </table:table-cell>
          <table:table-cell office:value-type="string">
            <text:p>./tytul[@language='polski']</text:p>
          </table:table-cell>
          <table:table-cell office:value-type="string">
            <text:p>./div[@class='book_box_title']/a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title</text:p>
          </table:table-cell>
          <table:table-cell office:value-type="string">
            <text:p>./name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:name</text:p>
          </table:table-cell>
          <table:table-cell office:value-type="string">
            <text:p>./tytul</text:p>
          </table:table-cell>
          <table:table-cell office:value-type="string">
            <text:p>./name</text:p>
          </table:table-cell>
          <table:table-cell office:value-type="string">
            <text:p>./tytul[@language='polski']</text:p>
          </table:table-cell>
          <table:table-cell office:value-type="string">
            <text:p>./title</text:p>
          </table:table-cell>
          <table:table-cell/>
          <table:table-cell office:value-type="string">
            <text:p>./title</text:p>
          </table:table-cell>
          <table:table-cell office:value-type="string">
            <text:p>./tytul</text:p>
          </table:table-cell>
          <table:table-cell office:value-type="string">
            <text:p>title</text:p>
          </table:table-cell>
          <table:table-cell office:value-type="string">
            <text:p>./tytul[@language='polski']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n:name</text:p>
          </table:table-cell>
          <table:table-cell office:value-type="string">
            <text:p>./title</text:p>
          </table:table-cell>
          <table:table-cell/>
          <table:table-cell office:value-type="string">
            <text:p>./name</text:p>
          </table:table-cell>
          <table:table-cell office:value-type="string">
            <text:p>./title</text:p>
          </table:table-cell>
          <table:table-cell/>
          <table:table-cell office:value-type="string">
            <text:p>./title</text:p>
          </table:table-cell>
          <table:table-cell office:value-type="string">
            <text:p>./title</text:p>
          </table:table-cell>
          <table:table-cell office:value-type="string">
            <text:p>./n:name</text:p>
          </table:table-cell>
          <table:table-cell office:value-type="string">
            <text:p>./tytul</text:p>
          </table:table-cell>
          <table:table-cell office:value-type="string">
            <text:p>./n:nam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place_in_top</text:p>
          </table:table-cell>
          <table:table-cell table:number-columns-repeated="4"/>
          <table:table-cell office:value-type="string">
            <text:p>./top</text:p>
          </table:table-cell>
          <table:table-cell table:number-columns-repeated="5"/>
          <table:table-cell office:value-type="string">
            <text:p>./top</text:p>
          </table:table-cell>
          <table:table-cell/>
          <table:table-cell office:value-type="string">
            <text:p>./top</text:p>
          </table:table-cell>
          <table:table-cell table:number-columns-repeated="6"/>
          <table:table-cell office:value-type="string">
            <text:p>./top</text:p>
          </table:table-cell>
          <table:table-cell table:number-columns-repeated="6"/>
          <table:table-cell office:value-type="string">
            <text:p>./top</text:p>
          </table:table-cell>
          <table:table-cell table:number-columns-repeated="5"/>
          <table:table-cell office:value-type="string">
            <text:p>./top</text:p>
          </table:table-cell>
          <table:table-cell office:value-type="string">
            <text:p>./top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offers</text:p>
          </table:table-cell>
          <table:table-cell table:number-columns-repeated="25"/>
          <table:table-cell office:value-type="string">
            <text:p>./issues/issue{'issue_title': ('./title'</text:p>
          </table:table-cell>
          <table:table-cell office:value-type="string">
            <text:p><text:s/>'')</text:p>
          </table:table-cell>
          <table:table-cell office:value-type="string">
            <text:p><text:s/>'price': ('./price/price-club'</text:p>
          </table:table-cell>
          <table:table-cell office:value-type="string">
            <text:p><text:s/>'')</text:p>
          </table:table-cell>
          <table:table-cell office:value-type="string">
            <text:p><text:s/>'page_count': ('./pages-count'</text:p>
          </table:table-cell>
          <table:table-cell office:value-type="string">
            <text:p><text:s/>'')</text:p>
          </table:table-cell>
          <table:table-cell office:value-type="string">
            <text:p><text:s/>'free_fragment': ('./free-fragments/free-fragment'</text:p>
          </table:table-cell>
          <table:table-cell office:value-type="string">
            <text:p><text:s/>'')</text:p>
          </table:table-cell>
          <table:table-cell office:value-type="string">
            <text:p><text:s/>'activation_date': ('./activation-date'</text:p>
          </table:table-cell>
          <table:table-cell office:value-type="string">
            <text:p><text:s/>'')</text:p>
          </table:table-cell>
          <table:table-cell office:value-type="string">
            <text:p><text:s/>'authors': ('./authors/author'</text:p>
          </table:table-cell>
          <table:table-cell office:value-type="string">
            <text:p><text:s/>'')</text:p>
          </table:table-cell>
          <table:table-cell office:value-type="string">
            <text:p><text:s/>'date': ('./publication-date'</text:p>
          </table:table-cell>
          <table:table-cell office:value-type="string">
            <text:p><text:s/>'')</text:p>
          </table:table-cell>
          <table:table-cell office:value-type="string">
            <text:p><text:s/>'tocs': ('./tocs/table-of-content'</text:p>
          </table:table-cell>
          <table:table-cell office:value-type="string">
            <text:p><text:s/>'')</text:p>
          </table:table-cell>
          <table:table-cell office:value-type="string">
            <text:p><text:s/>'price_normal': ('./price/price-original'</text:p>
          </table:table-cell>
          <table:table-cell office:value-type="string">
            <text:p><text:s/>'')</text:p>
          </table:table-cell>
          <table:table-cell office:value-type="string">
            <text:p><text:s/>'audio_time': ('./audiobook-length'</text:p>
          </table:table-cell>
          <table:table-cell office:value-type="string">
            <text:p><text:s/>'')</text:p>
          </table:table-cell>
          <table:table-cell office:value-type="string">
            <text:p><text:s/>'cover': ('./covers/cover'</text:p>
          </table:table-cell>
          <table:table-cell office:value-type="string">
            <text:p><text:s/>'')</text:p>
          </table:table-cell>
          <table:table-cell office:value-type="string">
            <text:p><text:s/>'issue_id': ('@issue-id'</text:p>
          </table:table-cell>
          <table:table-cell office:value-type="string">
            <text:p><text:s/>'')</text:p>
          </table:table-cell>
          <table:table-cell office:value-type="string">
            <text:p><text:s/>'lectors': ('./lectors/lector'</text:p>
          </table:table-cell>
          <table:table-cell office:value-type="string">
            <text:p><text:s/>'')</text:p>
          </table:table-cell>
          <table:table-cell office:value-type="string">
            <text:p><text:s/>'formats': ('./formats-all'</text:p>
          </table:table-cell>
          <table:table-cell office:value-type="string">
            <text:p><text:s/>'')</text:p>
          </table:table-cell>
          <table:table-cell office:value-type="string">
            <text:p><text:s/>'price_for_not_registered': ('./price/price-normal'</text:p>
          </table:table-cell>
          <table:table-cell office:value-type="string">
            <text:p><text:s/>'')}</text:p>
          </table:table-cell>
          <table:table-cell table:number-columns-repeated="15"/>
          <table:table-cell office:value-type="string">
            <text:p>./offers/offer{'price': ('./price'</text:p>
          </table:table-cell>
          <table:table-cell office:value-type="string">
            <text:p><text:s/>'')</text:p>
          </table:table-cell>
          <table:table-cell office:value-type="string">
            <text:p><text:s/>'formats': ('./formats/format'</text:p>
          </table:table-cell>
          <table:table-cell office:value-type="string">
            <text:p><text:s/>'')}</text:p>
          </table:table-cell>
        </table:table-row>
        <table:table-row table:style-name="ro1" table:visibility="collapse">
          <table:table-cell office:value-type="string">
            <text:p>baset</text:p>
          </table:table-cell>
          <table:table-cell table:number-columns-repeated="7"/>
          <table:table-cell office:value-type="string">
            <text:p>@baset</text:p>
          </table:table-cell>
          <table:table-cell table:number-columns-repeated="66"/>
        </table:table-row>
        <table:table-row table:style-name="ro1" table:visibility="collapse">
          <table:table-cell office:value-type="string">
            <text:p>online_sample</text:p>
          </table:table-cell>
          <table:table-cell table:number-columns-repeated="4"/>
          <table:table-cell office:value-type="string">
            <text:p>./issueurl</text:p>
          </table:table-cell>
          <table:table-cell table:number-columns-repeated="5"/>
          <table:table-cell office:value-type="string">
            <text:p>./issueurl</text:p>
          </table:table-cell>
          <table:table-cell/>
          <table:table-cell office:value-type="string">
            <text:p>./issueurl</text:p>
          </table:table-cell>
          <table:table-cell table:number-columns-repeated="6"/>
          <table:table-cell office:value-type="string">
            <text:p>./issueurl</text:p>
          </table:table-cell>
          <table:table-cell table:number-columns-repeated="6"/>
          <table:table-cell office:value-type="string">
            <text:p>./issueurl</text:p>
          </table:table-cell>
          <table:table-cell table:number-columns-repeated="5"/>
          <table:table-cell office:value-type="string">
            <text:p>./issueurl</text:p>
          </table:table-cell>
          <table:table-cell office:value-type="string">
            <text:p>./issueurl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product_type_id</text:p>
          </table:table-cell>
          <table:table-cell table:number-columns-repeated="45"/>
          <table:table-cell office:value-type="string">
            <text:p>./n:attributes/n:attribute[n:name='zm:productTypeId']/n:valu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views</text:p>
          </table:table-cell>
          <table:table-cell table:number-columns-repeated="27"/>
          <table:table-cell office:value-type="string">
            <text:p>./views</text:p>
          </table:table-cell>
          <table:table-cell table:number-columns-repeated="46"/>
        </table:table-row>
        <table:table-row table:style-name="ro1" table:visibility="collapse">
          <table:table-cell office:value-type="string">
            <text:p>lang_long</text:p>
          </table:table-cell>
          <table:table-cell table:number-columns-repeated="5"/>
          <table:table-cell office:value-type="string">
            <text:p>./languages/lang_long</text:p>
          </table:table-cell>
          <table:table-cell table:number-columns-repeated="68"/>
        </table:table-row>
        <table:table-row table:style-name="ro1" table:visibility="collapse">
          <table:table-cell office:value-type="string">
            <text:p>isbn</text:p>
          </table:table-cell>
          <table:table-cell table:number-columns-repeated="31"/>
          <table:table-cell office:value-type="string">
            <text:p>isbn</text:p>
          </table:table-cell>
          <table:table-cell table:number-columns-repeated="42"/>
        </table:table-row>
        <table:table-row table:style-name="ro1" table:visibility="collapse">
          <table:table-cell office:value-type="string">
            <text:p>@id</text:p>
          </table:table-cell>
          <table:table-cell table:number-columns-repeated="37"/>
          <table:table-cell office:value-type="string">
            <text:p>external_id</text:p>
          </table:table-cell>
          <table:table-cell table:number-columns-repeated="36"/>
        </table:table-row>
        <table:table-row table:style-name="ro1" table:visibility="collapse">
          <table:table-cell office:value-type="string">
            <text:p>categories</text:p>
          </table:table-cell>
          <table:table-cell table:number-columns-repeated="16"/>
          <table:table-cell office:value-type="string">
            <text:p>./*[contains(name()</text:p>
          </table:table-cell>
          <table:table-cell office:value-type="string">
            <text:p><text:s/>'categories_')]</text:p>
          </table:table-cell>
          <table:table-cell table:number-columns-repeated="8"/>
          <table:table-cell office:value-type="string">
            <text:p>./category</text:p>
          </table:table-cell>
          <table:table-cell table:number-columns-repeated="3"/>
          <table:table-cell office:value-type="string">
            <text:p>./categories/category</text:p>
          </table:table-cell>
          <table:table-cell table:number-columns-repeated="11"/>
          <table:table-cell office:value-type="string">
            <text:p>./categories/category</text:p>
          </table:table-cell>
          <table:table-cell office:value-type="string">
            <text:p>./*[contains(name()</text:p>
          </table:table-cell>
          <table:table-cell office:value-type="string">
            <text:p><text:s/>'categories_')]</text:p>
          </table:table-cell>
          <table:table-cell table:number-columns-repeated="29"/>
        </table:table-row>
        <table:table-row table:style-name="ro1" table:visibility="collapse">
          <table:table-cell office:value-type="string">
            <text:p>notes</text:p>
          </table:table-cell>
          <table:table-cell table:number-columns-repeated="17"/>
          <table:table-cell office:value-type="string">
            <text:p>./description/div/div[@class='field-items']/div</text:p>
          </table:table-cell>
          <table:table-cell table:number-columns-repeated="56"/>
        </table:table-row>
        <table:table-row table:style-name="ro1" table:visibility="collapse">
          <table:table-cell office:value-type="string">
            <text:p>translators</text:p>
          </table:table-cell>
          <table:table-cell table:number-columns-repeated="4"/>
          <table:table-cell office:value-type="string">
            <text:p>./tlumacz</text:p>
          </table:table-cell>
          <table:table-cell table:number-columns-repeated="5"/>
          <table:table-cell office:value-type="string">
            <text:p>./tlumacz</text:p>
          </table:table-cell>
          <table:table-cell/>
          <table:table-cell office:value-type="string">
            <text:p>./tlumacz</text:p>
          </table:table-cell>
          <table:table-cell table:number-columns-repeated="6"/>
          <table:table-cell office:value-type="string">
            <text:p>./tlumacz</text:p>
          </table:table-cell>
          <table:table-cell table:number-columns-repeated="4"/>
          <table:table-cell office:value-type="string">
            <text:p>./tlumacz</text:p>
          </table:table-cell>
          <table:table-cell/>
          <table:table-cell office:value-type="string">
            <text:p>./tlumacz</text:p>
          </table:table-cell>
          <table:table-cell table:number-columns-repeated="4"/>
          <table:table-cell office:value-type="string">
            <text:p>translator</text:p>
          </table:table-cell>
          <table:table-cell office:value-type="string">
            <text:p>./tlumacz</text:p>
          </table:table-cell>
          <table:table-cell office:value-type="string">
            <text:p>./tlumacz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security</text:p>
          </table:table-cell>
          <table:table-cell table:number-columns-repeated="5"/>
          <table:table-cell office:value-type="string">
            <text:p>./securityType</text:p>
          </table:table-cell>
          <table:table-cell table:number-columns-repeated="68"/>
        </table:table-row>
        <table:table-row table:style-name="ro1" table:visibility="collapse">
          <table:table-cell office:value-type="string">
            <text:p>set</text:p>
          </table:table-cell>
          <table:table-cell table:number-columns-repeated="7"/>
          <table:table-cell office:value-type="string">
            <text:p>@set</text:p>
          </table:table-cell>
          <table:table-cell table:number-columns-repeated="6"/>
          <table:table-cell office:value-type="string">
            <text:p>@set</text:p>
          </table:table-cell>
          <table:table-cell table:number-columns-repeated="7"/>
          <table:table-cell office:value-type="string">
            <text:p>@set</text:p>
          </table:table-cell>
          <table:table-cell table:number-columns-repeated="51"/>
        </table:table-row>
        <table:table-row table:style-name="ro1" table:visibility="collapse">
          <table:table-cell office:value-type="string">
            <text:p>weight</text:p>
          </table:table-cell>
          <table:table-cell table:number-columns-repeated="14"/>
          <table:table-cell office:value-type="string">
            <text:p>@weight</text:p>
          </table:table-cell>
          <table:table-cell table:number-columns-repeated="7"/>
          <table:table-cell office:value-type="string">
            <text:p>@weight</text:p>
          </table:table-cell>
          <table:table-cell table:number-columns-repeated="51"/>
        </table:table-row>
        <table:table-row table:style-name="ro1" table:visibility="collapse">
          <table:table-cell office:value-type="string">
            <text:p>series</text:p>
          </table:table-cell>
          <table:table-cell table:number-columns-repeated="4"/>
          <table:table-cell office:value-type="string">
            <text:p>./seriewydawnicze/seriawydawnicza</text:p>
          </table:table-cell>
          <table:table-cell table:number-columns-repeated="5"/>
          <table:table-cell office:value-type="string">
            <text:p>./seriewydawnicze/seriawydawnicza</text:p>
          </table:table-cell>
          <table:table-cell/>
          <table:table-cell office:value-type="string">
            <text:p>./seriewydawnicze/seriawydawnicza</text:p>
          </table:table-cell>
          <table:table-cell table:number-columns-repeated="6"/>
          <table:table-cell office:value-type="string">
            <text:p>./seriewydawnicze/seriawydawnicza</text:p>
          </table:table-cell>
          <table:table-cell table:number-columns-repeated="6"/>
          <table:table-cell office:value-type="string">
            <text:p>./seriewydawnicze/seriawydawnicza</text:p>
          </table:table-cell>
          <table:table-cell table:number-columns-repeated="5"/>
          <table:table-cell office:value-type="string">
            <text:p>./seriewydawnicze/seriawydawnicza</text:p>
          </table:table-cell>
          <table:table-cell office:value-type="string">
            <text:p>./seriewydawnicze/seriawydawnicza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bookshop</text:p>
          </table:table-cell>
          <table:table-cell table:number-columns-repeated="4"/>
          <table:table-cell office:value-type="string">
            <text:p>./marka</text:p>
          </table:table-cell>
          <table:table-cell table:number-columns-repeated="5"/>
          <table:table-cell office:value-type="string">
            <text:p>./marka</text:p>
          </table:table-cell>
          <table:table-cell/>
          <table:table-cell office:value-type="string">
            <text:p>./marka</text:p>
          </table:table-cell>
          <table:table-cell table:number-columns-repeated="6"/>
          <table:table-cell office:value-type="string">
            <text:p>./marka</text:p>
          </table:table-cell>
          <table:table-cell table:number-columns-repeated="6"/>
          <table:table-cell office:value-type="string">
            <text:p>./marka</text:p>
          </table:table-cell>
          <table:table-cell table:number-columns-repeated="5"/>
          <table:table-cell office:value-type="string">
            <text:p>./marka</text:p>
          </table:table-cell>
          <table:table-cell office:value-type="string">
            <text:p>./marka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thematic_series</text:p>
          </table:table-cell>
          <table:table-cell table:number-columns-repeated="4"/>
          <table:table-cell office:value-type="string">
            <text:p>./serietematyczne/seriatematyczna</text:p>
          </table:table-cell>
          <table:table-cell table:number-columns-repeated="5"/>
          <table:table-cell office:value-type="string">
            <text:p>./serietematyczne/seriatematyczna</text:p>
          </table:table-cell>
          <table:table-cell/>
          <table:table-cell office:value-type="string">
            <text:p>./serietematyczne/seriatematyczna</text:p>
          </table:table-cell>
          <table:table-cell table:number-columns-repeated="6"/>
          <table:table-cell office:value-type="string">
            <text:p>./serietematyczne/seriatematyczna</text:p>
          </table:table-cell>
          <table:table-cell table:number-columns-repeated="6"/>
          <table:table-cell office:value-type="string">
            <text:p>./serietematyczne/seriatematyczna</text:p>
          </table:table-cell>
          <table:table-cell table:number-columns-repeated="5"/>
          <table:table-cell office:value-type="string">
            <text:p>./serietematyczne/seriatematyczna</text:p>
          </table:table-cell>
          <table:table-cell office:value-type="string">
            <text:p>./serietematyczne/seriatematyczna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category</text:p>
          </table:table-cell>
          <table:table-cell office:value-type="string">
            <text:p>./cat</text:p>
          </table:table-cell>
          <table:table-cell office:value-type="string">
            <text:p>./cat</text:p>
          </table:table-cell>
          <table:table-cell office:value-type="string">
            <text:p>./category</text:p>
          </table:table-cell>
          <table:table-cell office:value-type="string">
            <text:p>./n:categoryId</text:p>
          </table:table-cell>
          <table:table-cell/>
          <table:table-cell office:value-type="string">
            <text:p>./category</text:p>
          </table:table-cell>
          <table:table-cell/>
          <table:table-cell office:value-type="string">
            <text:p>./n:cat</text:p>
          </table:table-cell>
          <table:table-cell office:value-type="string">
            <text:p>./cat</text:p>
          </table:table-cell>
          <table:table-cell table:number-columns-repeated="5"/>
          <table:table-cell office:value-type="string">
            <text:p>./cat</text:p>
          </table:table-cell>
          <table:table-cell table:number-columns-repeated="2"/>
          <table:table-cell office:value-type="string">
            <text:p>./description/div[@class='field field-name-field-kategoria field-type-taxonomy-term-reference field-label-inline inline clearfix']/ul/li/a</text:p>
          </table:table-cell>
          <table:table-cell office:value-type="string">
            <text:p>./cat</text:p>
          </table:table-cell>
          <table:table-cell/>
          <table:table-cell office:value-type="string">
            <text:p>./cat</text:p>
          </table:table-cell>
          <table:table-cell office:value-type="string">
            <text:p>./category</text:p>
          </table:table-cell>
          <table:table-cell office:value-type="string">
            <text:p>./cat</text:p>
          </table:table-cell>
          <table:table-cell office:value-type="string">
            <text:p>./n:categoryId</text:p>
          </table:table-cell>
          <table:table-cell office:value-type="string">
            <text:p>./lista_kategorii</text:p>
          </table:table-cell>
          <table:table-cell table:number-columns-repeated="6"/>
          <table:table-cell office:value-type="string">
            <text:p>category_id</text:p>
          </table:table-cell>
          <table:table-cell table:number-columns-repeated="2"/>
          <table:table-cell office:value-type="string">
            <text:p>./cat/awCat</text:p>
          </table:table-cell>
          <table:table-cell office:value-type="string">
            <text:p>./n:categoryId</text:p>
          </table:table-cell>
          <table:table-cell table:number-columns-repeated="2"/>
          <table:table-cell office:value-type="string">
            <text:p>./cat</text:p>
          </table:table-cell>
          <table:table-cell table:number-columns-repeated="4"/>
          <table:table-cell office:value-type="string">
            <text:p>./n:categoryId</text:p>
          </table:table-cell>
          <table:table-cell office:value-type="string">
            <text:p>./kategorie</text:p>
          </table:table-cell>
          <table:table-cell office:value-type="string">
            <text:p>./n:attributes/n:attribute[n:name='zm:categoryId']/n:valu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section</text:p>
          </table:table-cell>
          <table:table-cell table:number-columns-repeated="24"/>
          <table:table-cell office:value-type="string">
            <text:p>./dzial</text:p>
          </table:table-cell>
          <table:table-cell table:number-columns-repeated="49"/>
        </table:table-row>
        <table:table-row table:style-name="ro1" table:visibility="collapse">
          <table:table-cell office:value-type="string">
            <text:p>comments</text:p>
          </table:table-cell>
          <table:table-cell table:number-columns-repeated="27"/>
          <table:table-cell office:value-type="string">
            <text:p>./comments</text:p>
          </table:table-cell>
          <table:table-cell table:number-columns-repeated="46"/>
        </table:table-row>
        <table:table-row table:style-name="ro1" table:visibility="collapse">
          <table:table-cell office:value-type="string">
            <text:p>promotion_name</text:p>
          </table:table-cell>
          <table:table-cell table:number-columns-repeated="4"/>
          <table:table-cell office:value-type="string">
            <text:p>./promocja</text:p>
          </table:table-cell>
          <table:table-cell table:number-columns-repeated="5"/>
          <table:table-cell office:value-type="string">
            <text:p>./promocja</text:p>
          </table:table-cell>
          <table:table-cell/>
          <table:table-cell office:value-type="string">
            <text:p>./promocja</text:p>
          </table:table-cell>
          <table:table-cell table:number-columns-repeated="6"/>
          <table:table-cell office:value-type="string">
            <text:p>./promocja</text:p>
          </table:table-cell>
          <table:table-cell table:number-columns-repeated="6"/>
          <table:table-cell office:value-type="string">
            <text:p>./promocja</text:p>
          </table:table-cell>
          <table:table-cell table:number-columns-repeated="5"/>
          <table:table-cell office:value-type="string">
            <text:p>./promocja</text:p>
          </table:table-cell>
          <table:table-cell office:value-type="string">
            <text:p>./promocja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new</text:p>
          </table:table-cell>
          <table:table-cell table:number-columns-repeated="27"/>
          <table:table-cell office:value-type="string">
            <text:p>./new</text:p>
          </table:table-cell>
          <table:table-cell table:number-columns-repeated="46"/>
        </table:table-row>
        <table:table-row table:style-name="ro1" table:visibility="collapse">
          <table:table-cell office:value-type="string">
            <text:p>thumbnail</text:p>
          </table:table-cell>
          <table:table-cell table:number-columns-repeated="34"/>
          <table:table-cell office:value-type="string">
            <text:p>./awThumb</text:p>
          </table:table-cell>
          <table:table-cell table:number-columns-repeated="39"/>
        </table:table-row>
        <table:table-row table:style-name="ro1" table:visibility="collapse">
          <table:table-cell office:value-type="string">
            <text:p>tags</text:p>
          </table:table-cell>
          <table:table-cell table:number-columns-repeated="27"/>
          <table:table-cell office:value-type="string">
            <text:p>./tags</text:p>
          </table:table-cell>
          <table:table-cell table:number-columns-repeated="13"/>
          <table:table-cell office:value-type="string">
            <text:p>./tags</text:p>
          </table:table-cell>
          <table:table-cell table:number-columns-repeated="32"/>
        </table:table-row>
        <table:table-row table:style-name="ro1" table:visibility="collapse">
          <table:table-cell office:value-type="string">
            <text:p>discount</text:p>
          </table:table-cell>
          <table:table-cell table:number-columns-repeated="4"/>
          <table:table-cell office:value-type="string">
            <text:p>./znizka</text:p>
          </table:table-cell>
          <table:table-cell table:number-columns-repeated="5"/>
          <table:table-cell office:value-type="string">
            <text:p>./znizka</text:p>
          </table:table-cell>
          <table:table-cell/>
          <table:table-cell office:value-type="string">
            <text:p>./znizka</text:p>
          </table:table-cell>
          <table:table-cell table:number-columns-repeated="6"/>
          <table:table-cell office:value-type="string">
            <text:p>./znizka</text:p>
          </table:table-cell>
          <table:table-cell table:number-columns-repeated="6"/>
          <table:table-cell office:value-type="string">
            <text:p>./znizka</text:p>
          </table:table-cell>
          <table:table-cell table:number-columns-repeated="5"/>
          <table:table-cell office:value-type="string">
            <text:p>./znizka</text:p>
          </table:table-cell>
          <table:table-cell office:value-type="string">
            <text:p>./znizka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protection</text:p>
          </table:table-cell>
          <table:table-cell table:number-columns-repeated="21"/>
          <table:table-cell office:value-type="string">
            <text:p>./property[@name='protection']</text:p>
          </table:table-cell>
          <table:table-cell table:number-columns-repeated="7"/>
          <table:table-cell office:value-type="string">
            <text:p>./protectionType</text:p>
          </table:table-cell>
          <table:table-cell table:number-columns-repeated="6"/>
          <table:table-cell office:value-type="string">
            <text:p>./security</text:p>
          </table:table-cell>
          <table:table-cell table:number-columns-repeated="7"/>
          <table:table-cell office:value-type="string">
            <text:p>./zabezpieczenia</text:p>
          </table:table-cell>
          <table:table-cell table:number-columns-repeated="29"/>
        </table:table-row>
        <table:table-row table:style-name="ro1" table:visibility="collapse">
          <table:table-cell office:value-type="string">
            <text:p>programName</text:p>
          </table:table-cell>
          <table:table-cell table:number-columns-repeated="34"/>
          <table:table-cell office:value-type="string">
            <text:p>@programName</text:p>
          </table:table-cell>
          <table:table-cell table:number-columns-repeated="39"/>
        </table:table-row>
        <table:table-row table:style-name="ro1" table:visibility="collapse">
          <table:table-cell office:value-type="string">
            <text:p>publisher_id</text:p>
          </table:table-cell>
          <table:table-cell table:number-columns-repeated="42"/>
          <table:table-cell office:value-type="string">
            <text:p>./producer_id</text:p>
          </table:table-cell>
          <table:table-cell table:number-columns-repeated="31"/>
        </table:table-row>
        <table:table-row table:style-name="ro1" table:visibility="collapse">
          <table:table-cell office:value-type="string">
            <text:p>genre</text:p>
          </table:table-cell>
          <table:table-cell table:number-columns-repeated="17"/>
          <table:table-cell office:value-type="string">
            <text:p>./description/div[@class='field field-name-field-gatunek field-type-taxonomy-term-reference field-label-inline inline clearfix']/ul/li/a</text:p>
          </table:table-cell>
          <table:table-cell table:number-columns-repeated="56"/>
        </table:table-row>
        <table:table-row table:style-name="ro1" table:visibility="collapse">
          <table:table-cell office:value-type="string">
            <text:p>price_normal</text:p>
          </table:table-cell>
          <table:table-cell table:number-columns-repeated="4"/>
          <table:table-cell office:value-type="string">
            <text:p>./cenadetaliczna</text:p>
          </table:table-cell>
          <table:table-cell table:number-columns-repeated="5"/>
          <table:table-cell office:value-type="string">
            <text:p>./cenadetaliczna</text:p>
          </table:table-cell>
          <table:table-cell/>
          <table:table-cell office:value-type="string">
            <text:p>./cenadetaliczna</text:p>
          </table:table-cell>
          <table:table-cell table:number-columns-repeated="6"/>
          <table:table-cell office:value-type="string">
            <text:p>./cenadetaliczna</text:p>
          </table:table-cell>
          <table:table-cell table:number-columns-repeated="6"/>
          <table:table-cell office:value-type="string">
            <text:p>./cenadetaliczna</text:p>
          </table:table-cell>
          <table:table-cell table:number-columns-repeated="5"/>
          <table:table-cell office:value-type="string">
            <text:p>./cenadetaliczna</text:p>
          </table:table-cell>
          <table:table-cell office:value-type="string">
            <text:p>./cenadetaliczna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md5</text:p>
          </table:table-cell>
          <table:table-cell table:number-columns-repeated="4"/>
          <table:table-cell office:value-type="string">
            <text:p>./md5</text:p>
          </table:table-cell>
          <table:table-cell table:number-columns-repeated="5"/>
          <table:table-cell office:value-type="string">
            <text:p>./md5</text:p>
          </table:table-cell>
          <table:table-cell/>
          <table:table-cell office:value-type="string">
            <text:p>./md5</text:p>
          </table:table-cell>
          <table:table-cell table:number-columns-repeated="6"/>
          <table:table-cell office:value-type="string">
            <text:p>./md5</text:p>
          </table:table-cell>
          <table:table-cell table:number-columns-repeated="6"/>
          <table:table-cell office:value-type="string">
            <text:p>./md5</text:p>
          </table:table-cell>
          <table:table-cell table:number-columns-repeated="5"/>
          <table:table-cell office:value-type="string">
            <text:p>./md5</text:p>
          </table:table-cell>
          <table:table-cell office:value-type="string">
            <text:p>./md5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audio_time</text:p>
          </table:table-cell>
          <table:table-cell/>
          <table:table-cell office:value-type="string">
            <text:p>./attrs/a[@name='Czas (min)']</text:p>
          </table:table-cell>
          <table:table-cell office:value-type="string">
            <text:p>./attribute[@name='czas']</text:p>
          </table:table-cell>
          <table:table-cell office:value-type="string">
            <text:p>./n:attributes/n:attribute[n:name='Dugość']/n:value</text:p>
          </table:table-cell>
          <table:table-cell/>
          <table:table-cell office:value-type="string">
            <text:p>./audioTime</text:p>
          </table:table-cell>
          <table:table-cell table:number-columns-repeated="68"/>
        </table:table-row>
        <table:table-row table:style-name="ro1" table:visibility="collapse">
          <table:table-cell office:value-type="string">
            <text:p>lang_short</text:p>
          </table:table-cell>
          <table:table-cell table:number-columns-repeated="5"/>
          <table:table-cell office:value-type="string">
            <text:p>./languages/lang_short</text:p>
          </table:table-cell>
          <table:table-cell table:number-columns-repeated="68"/>
        </table:table-row>
        <table:table-row table:style-name="ro1" table:visibility="collapse">
          <table:table-cell office:value-type="string">
            <text:p>product_id</text:p>
          </table:table-cell>
          <table:table-cell table:number-columns-repeated="25"/>
          <table:table-cell office:value-type="string">
            <text:p>@product-id</text:p>
          </table:table-cell>
          <table:table-cell table:number-columns-repeated="48"/>
        </table:table-row>
        <table:table-row table:style-name="ro1" table:visibility="collapse">
          <table:table-cell office:value-type="string">
            <text:p>status2</text:p>
          </table:table-cell>
          <table:table-cell table:number-columns-repeated="4"/>
          <table:table-cell office:value-type="string">
            <text:p>./ksiegarnie_nieinter/status2</text:p>
          </table:table-cell>
          <table:table-cell table:number-columns-repeated="5"/>
          <table:table-cell office:value-type="string">
            <text:p>./ksiegarnie_nieinter/status2</text:p>
          </table:table-cell>
          <table:table-cell/>
          <table:table-cell office:value-type="string">
            <text:p>./ksiegarnie_nieinter/status2</text:p>
          </table:table-cell>
          <table:table-cell table:number-columns-repeated="6"/>
          <table:table-cell office:value-type="string">
            <text:p>./ksiegarnie_nieinter/status2</text:p>
          </table:table-cell>
          <table:table-cell table:number-columns-repeated="6"/>
          <table:table-cell office:value-type="string">
            <text:p>./ksiegarnie_nieinter/status2</text:p>
          </table:table-cell>
          <table:table-cell table:number-columns-repeated="5"/>
          <table:table-cell office:value-type="string">
            <text:p>./ksiegarnie_nieinter/status2</text:p>
          </table:table-cell>
          <table:table-cell office:value-type="string">
            <text:p>./ksiegarnie_nieinter/status2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publisher</text:p>
          </table:table-cell>
          <table:table-cell/>
          <table:table-cell office:value-type="string">
            <text:p>./attrs/a[@name='Producent']</text:p>
          </table:table-cell>
          <table:table-cell office:value-type="string">
            <text:p>./attribute[@name='wydawnictwo']</text:p>
          </table:table-cell>
          <table:table-cell office:value-type="string">
            <text:p>./n:attributes/n:attribute[n:name='Wydawca']/n:value</text:p>
          </table:table-cell>
          <table:table-cell/>
          <table:table-cell office:value-type="string">
            <text:p>./publisher</text:p>
          </table:table-cell>
          <table:table-cell table:number-columns-repeated="2"/>
          <table:table-cell office:value-type="string">
            <text:p>./attrs/a[@name='Wydawnictwo']</text:p>
          </table:table-cell>
          <table:table-cell table:number-columns-repeated="5"/>
          <table:table-cell office:value-type="string">
            <text:p>./attrs/a[@name='Producent']</text:p>
          </table:table-cell>
          <table:table-cell/>
          <table:table-cell office:value-type="string">
            <text:p>./producer_producer</text:p>
          </table:table-cell>
          <table:table-cell/>
          <table:table-cell office:value-type="string">
            <text:p>./attrs/a[@name='Wydawnictwo']</text:p>
          </table:table-cell>
          <table:table-cell table:number-columns-repeated="2"/>
          <table:table-cell office:value-type="string">
            <text:p>./producer</text:p>
          </table:table-cell>
          <table:table-cell office:value-type="string">
            <text:p>./attrs/a[@name='Producent']</text:p>
          </table:table-cell>
          <table:table-cell office:value-type="string">
            <text:p>./n:attributes/n:attribute[n:name='Wydawnictwo']/n:value</text:p>
          </table:table-cell>
          <table:table-cell office:value-type="string">
            <text:p>./wydawnictwo</text:p>
          </table:table-cell>
          <table:table-cell office:value-type="string">
            <text:p>./manufacturer</text:p>
          </table:table-cell>
          <table:table-cell table:number-columns-repeated="3"/>
          <table:table-cell office:value-type="string">
            <text:p>./company</text:p>
          </table:table-cell>
          <table:table-cell/>
          <table:table-cell office:value-type="string">
            <text:p>publisher</text:p>
          </table:table-cell>
          <table:table-cell table:number-columns-repeated="3"/>
          <table:table-cell office:value-type="string">
            <text:p>./n:attributes/n:attribute[n:name='Producent']/n:value</text:p>
          </table:table-cell>
          <table:table-cell table:number-columns-repeated="2"/>
          <table:table-cell office:value-type="string">
            <text:p>./attrs/a[@name='Wydawnictwo']</text:p>
          </table:table-cell>
          <table:table-cell table:number-columns-repeated="3"/>
          <table:table-cell office:value-type="string">
            <text:p>./producer_producer</text:p>
          </table:table-cell>
          <table:table-cell table:number-columns-repeated="2"/>
          <table:table-cell office:value-type="string">
            <text:p>./n:attributes/n:attribute[n:name='Wydawnictwo']/n:valu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external_id</text:p>
          </table:table-cell>
          <table:table-cell office:value-type="string">
            <text:p>./attrs/a[@name='ShopProductId']</text:p>
          </table:table-cell>
          <table:table-cell office:value-type="string">
            <text:p>@id</text:p>
          </table:table-cell>
          <table:table-cell office:value-type="string">
            <text:p>./id</text:p>
          </table:table-cell>
          <table:table-cell office:value-type="string">
            <text:p>./n:id</text:p>
          </table:table-cell>
          <table:table-cell office:value-type="string">
            <text:p>./ident</text:p>
          </table:table-cell>
          <table:table-cell office:value-type="string">
            <text:p>./ebookId</text:p>
          </table:table-cell>
          <table:table-cell/>
          <table:table-cell office:value-type="string">
            <text:p>@id</text:p>
          </table:table-cell>
          <table:table-cell office:value-type="string">
            <text:p>@id</text:p>
          </table:table-cell>
          <table:table-cell office:value-type="string">
            <text:p>./id</text:p>
          </table:table-cell>
          <table:table-cell office:value-type="string">
            <text:p>./ident</text:p>
          </table:table-cell>
          <table:table-cell/>
          <table:table-cell office:value-type="string">
            <text:p>./ident</text:p>
          </table:table-cell>
          <table:table-cell/>
          <table:table-cell office:value-type="string">
            <text:p>@id</text:p>
          </table:table-cell>
          <table:table-cell office:value-type="string">
            <text:p>./TDProductId</text:p>
          </table:table-cell>
          <table:table-cell office:value-type="string">
            <text:p>./id</text:p>
          </table:table-cell>
          <table:table-cell office:value-type="string">
            <text:p>./filteredId</text:p>
          </table:table-cell>
          <table:table-cell office:value-type="string">
            <text:p>@id</text:p>
          </table:table-cell>
          <table:table-cell office:value-type="string">
            <text:p>./ident</text:p>
          </table:table-cell>
          <table:table-cell office:value-type="string">
            <text:p>@id</text:p>
          </table:table-cell>
          <table:table-cell office:value-type="string">
            <text:p>./id</text:p>
          </table:table-cell>
          <table:table-cell office:value-type="string">
            <text:p>@id</text:p>
          </table:table-cell>
          <table:table-cell office:value-type="string">
            <text:p>./n:id</text:p>
          </table:table-cell>
          <table:table-cell office:value-type="string">
            <text:p>./towar_id</text:p>
          </table:table-cell>
          <table:table-cell office:value-type="string">
            <text:p>@product-id</text:p>
          </table:table-cell>
          <table:table-cell office:value-type="string">
            <text:p>./ident</text:p>
          </table:table-cell>
          <table:table-cell office:value-type="string">
            <text:p>./id</text:p>
          </table:table-cell>
          <table:table-cell/>
          <table:table-cell office:value-type="string">
            <text:p>./id</text:p>
          </table:table-cell>
          <table:table-cell/>
          <table:table-cell office:value-type="string">
            <text:p>id</text:p>
          </table:table-cell>
          <table:table-cell office:value-type="string">
            <text:p>./ident</text:p>
          </table:table-cell>
          <table:table-cell office:value-type="string">
            <text:p>./ident</text:p>
          </table:table-cell>
          <table:table-cell office:value-type="string">
            <text:p>./pId</text:p>
          </table:table-cell>
          <table:table-cell office:value-type="string">
            <text:p>./n:id</text:p>
          </table:table-cell>
          <table:table-cell table:number-columns-repeated="2"/>
          <table:table-cell office:value-type="string">
            <text:p>@id</text:p>
          </table:table-cell>
          <table:table-cell table:number-columns-repeated="2"/>
          <table:table-cell office:value-type="string">
            <text:p>./id</text:p>
          </table:table-cell>
          <table:table-cell office:value-type="string">
            <text:p>./id</text:p>
          </table:table-cell>
          <table:table-cell office:value-type="string">
            <text:p>./n:id</text:p>
          </table:table-cell>
          <table:table-cell office:value-type="string">
            <text:p>./id</text:p>
          </table:table-cell>
          <table:table-cell office:value-type="string">
            <text:p>./n:id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title_oryginal</text:p>
          </table:table-cell>
          <table:table-cell table:number-columns-repeated="4"/>
          <table:table-cell office:value-type="string">
            <text:p>./tytul[@language='oryginal']</text:p>
          </table:table-cell>
          <table:table-cell table:number-columns-repeated="5"/>
          <table:table-cell office:value-type="string">
            <text:p>./tytul[@language='oryginal']</text:p>
          </table:table-cell>
          <table:table-cell/>
          <table:table-cell office:value-type="string">
            <text:p>./tytul[@language='oryginal']</text:p>
          </table:table-cell>
          <table:table-cell table:number-columns-repeated="6"/>
          <table:table-cell office:value-type="string">
            <text:p>./tytul[@language='oryginal']</text:p>
          </table:table-cell>
          <table:table-cell table:number-columns-repeated="6"/>
          <table:table-cell office:value-type="string">
            <text:p>./tytul[@language='oryginal']</text:p>
          </table:table-cell>
          <table:table-cell table:number-columns-repeated="5"/>
          <table:table-cell office:value-type="string">
            <text:p>./tytul[@language='oryginal']</text:p>
          </table:table-cell>
          <table:table-cell office:value-type="string">
            <text:p>./tytul[@language='oryginal']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subtitle</text:p>
          </table:table-cell>
          <table:table-cell table:number-columns-repeated="11"/>
          <table:table-cell office:value-type="string">
            <text:p>./podtytul</text:p>
          </table:table-cell>
          <table:table-cell table:number-columns-repeated="4"/>
          <table:table-cell office:value-type="string">
            <text:p>./title_sub</text:p>
          </table:table-cell>
          <table:table-cell table:number-columns-repeated="25"/>
          <table:table-cell office:value-type="string">
            <text:p>./title_sub</text:p>
          </table:table-cell>
          <table:table-cell table:number-columns-repeated="31"/>
        </table:table-row>
        <table:table-row table:style-name="ro1" table:visibility="collapse">
          <table:table-cell office:value-type="string">
            <text:p>date</text:p>
          </table:table-cell>
          <table:table-cell table:number-columns-repeated="4"/>
          <table:table-cell office:value-type="string">
            <text:p>./datawydania</text:p>
          </table:table-cell>
          <table:table-cell table:number-columns-repeated="3"/>
          <table:table-cell office:value-type="string">
            <text:p>./attrs/a[@name='Rok_wydania']</text:p>
          </table:table-cell>
          <table:table-cell/>
          <table:table-cell office:value-type="string">
            <text:p>./datawydania</text:p>
          </table:table-cell>
          <table:table-cell/>
          <table:table-cell office:value-type="string">
            <text:p>./datawydania</text:p>
          </table:table-cell>
          <table:table-cell/>
          <table:table-cell office:value-type="string">
            <text:p>./attrs/a[@name='Rok_wydania']</text:p>
          </table:table-cell>
          <table:table-cell table:number-columns-repeated="4"/>
          <table:table-cell office:value-type="string">
            <text:p>./datawydania</text:p>
          </table:table-cell>
          <table:table-cell table:number-columns-repeated="3"/>
          <table:table-cell office:value-type="string">
            <text:p>./n:attributes/n:attribute[n:name='Rok_wydania']/n:value</text:p>
          </table:table-cell>
          <table:table-cell office:value-type="string">
            <text:p>./date</text:p>
          </table:table-cell>
          <table:table-cell/>
          <table:table-cell office:value-type="string">
            <text:p>./datawydania</text:p>
          </table:table-cell>
          <table:table-cell office:value-type="string">
            <text:p>./date</text:p>
          </table:table-cell>
          <table:table-cell table:number-columns-repeated="3"/>
          <table:table-cell office:value-type="string">
            <text:p>published</text:p>
          </table:table-cell>
          <table:table-cell office:value-type="string">
            <text:p>./datawydania</text:p>
          </table:table-cell>
          <table:table-cell office:value-type="string">
            <text:p>./datawydania</text:p>
          </table:table-cell>
          <table:table-cell table:number-columns-repeated="8"/>
          <table:table-cell office:value-type="string">
            <text:p>./time</text:p>
          </table:table-cell>
          <table:table-cell table:number-columns-repeated="2"/>
          <table:table-cell office:value-type="string">
            <text:p>./n:attributes/n:attribute[n:name='Rok wydania']/n:valu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storage_type</text:p>
          </table:table-cell>
          <table:table-cell table:number-columns-repeated="4"/>
          <table:table-cell office:value-type="string">
            <text:p>./nosnik</text:p>
          </table:table-cell>
          <table:table-cell table:number-columns-repeated="5"/>
          <table:table-cell office:value-type="string">
            <text:p>./nosnik</text:p>
          </table:table-cell>
          <table:table-cell/>
          <table:table-cell office:value-type="string">
            <text:p>./nosnik</text:p>
          </table:table-cell>
          <table:table-cell table:number-columns-repeated="6"/>
          <table:table-cell office:value-type="string">
            <text:p>./nosnik</text:p>
          </table:table-cell>
          <table:table-cell table:number-columns-repeated="6"/>
          <table:table-cell office:value-type="string">
            <text:p>./nosnik</text:p>
          </table:table-cell>
          <table:table-cell table:number-columns-repeated="5"/>
          <table:table-cell office:value-type="string">
            <text:p>./nosnik</text:p>
          </table:table-cell>
          <table:table-cell office:value-type="string">
            <text:p>./nosnik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is_bestseller</text:p>
          </table:table-cell>
          <table:table-cell table:number-columns-repeated="4"/>
          <table:table-cell office:value-type="string">
            <text:p>./bestseller</text:p>
          </table:table-cell>
          <table:table-cell table:number-columns-repeated="5"/>
          <table:table-cell office:value-type="string">
            <text:p>./bestseller</text:p>
          </table:table-cell>
          <table:table-cell/>
          <table:table-cell office:value-type="string">
            <text:p>./bestseller</text:p>
          </table:table-cell>
          <table:table-cell table:number-columns-repeated="6"/>
          <table:table-cell office:value-type="string">
            <text:p>./bestseller</text:p>
          </table:table-cell>
          <table:table-cell table:number-columns-repeated="6"/>
          <table:table-cell office:value-type="string">
            <text:p>./bestseller</text:p>
          </table:table-cell>
          <table:table-cell table:number-columns-repeated="4"/>
          <table:table-cell office:value-type="string">
            <text:p>bestseller</text:p>
          </table:table-cell>
          <table:table-cell office:value-type="string">
            <text:p>./bestseller</text:p>
          </table:table-cell>
          <table:table-cell office:value-type="string">
            <text:p>./bestseller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size</text:p>
          </table:table-cell>
          <table:table-cell table:number-columns-repeated="4"/>
          <table:table-cell office:value-type="string">
            <text:p>./format</text:p>
          </table:table-cell>
          <table:table-cell table:number-columns-repeated="5"/>
          <table:table-cell office:value-type="string">
            <text:p>./format</text:p>
          </table:table-cell>
          <table:table-cell/>
          <table:table-cell office:value-type="string">
            <text:p>./format</text:p>
          </table:table-cell>
          <table:table-cell table:number-columns-repeated="6"/>
          <table:table-cell office:value-type="string">
            <text:p>./format</text:p>
          </table:table-cell>
          <table:table-cell table:number-columns-repeated="6"/>
          <table:table-cell office:value-type="string">
            <text:p>./format</text:p>
          </table:table-cell>
          <table:table-cell table:number-columns-repeated="4"/>
          <table:table-cell office:value-type="string">
            <text:p>dimensions</text:p>
          </table:table-cell>
          <table:table-cell office:value-type="string">
            <text:p>./format</text:p>
          </table:table-cell>
          <table:table-cell office:value-type="string">
            <text:p>./format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net_price</text:p>
          </table:table-cell>
          <table:table-cell table:number-columns-repeated="4"/>
          <table:table-cell office:value-type="string">
            <text:p>./ksiegarnie_nieinter/cena_netto</text:p>
          </table:table-cell>
          <table:table-cell table:number-columns-repeated="5"/>
          <table:table-cell office:value-type="string">
            <text:p>./ksiegarnie_nieinter/cena_netto</text:p>
          </table:table-cell>
          <table:table-cell/>
          <table:table-cell office:value-type="string">
            <text:p>./ksiegarnie_nieinter/cena_netto</text:p>
          </table:table-cell>
          <table:table-cell table:number-columns-repeated="6"/>
          <table:table-cell office:value-type="string">
            <text:p>./ksiegarnie_nieinter/cena_netto</text:p>
          </table:table-cell>
          <table:table-cell table:number-columns-repeated="6"/>
          <table:table-cell office:value-type="string">
            <text:p>./ksiegarnie_nieinter/cena_netto</text:p>
          </table:table-cell>
          <table:table-cell table:number-columns-repeated="5"/>
          <table:table-cell office:value-type="string">
            <text:p>./ksiegarnie_nieinter/cena_netto</text:p>
          </table:table-cell>
          <table:table-cell office:value-type="string">
            <text:p>./ksiegarnie_nieinter/cena_netto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pages</text:p>
          </table:table-cell>
          <table:table-cell table:number-columns-repeated="41"/>
          <table:table-cell office:value-type="string">
            <text:p>./pages</text:p>
          </table:table-cell>
          <table:table-cell table:number-columns-repeated="32"/>
        </table:table-row>
        <table:table-row table:style-name="ro1" table:visibility="collapse">
          <table:table-cell office:value-type="string">
            <text:p>gross_price</text:p>
          </table:table-cell>
          <table:table-cell table:number-columns-repeated="4"/>
          <table:table-cell office:value-type="string">
            <text:p>./ksiegarnie_nieinter/cena_brutto</text:p>
          </table:table-cell>
          <table:table-cell table:number-columns-repeated="5"/>
          <table:table-cell office:value-type="string">
            <text:p>./ksiegarnie_nieinter/cena_brutto</text:p>
          </table:table-cell>
          <table:table-cell/>
          <table:table-cell office:value-type="string">
            <text:p>./ksiegarnie_nieinter/cena_brutto</text:p>
          </table:table-cell>
          <table:table-cell table:number-columns-repeated="6"/>
          <table:table-cell office:value-type="string">
            <text:p>./ksiegarnie_nieinter/cena_brutto</text:p>
          </table:table-cell>
          <table:table-cell table:number-columns-repeated="6"/>
          <table:table-cell office:value-type="string">
            <text:p>./ksiegarnie_nieinter/cena_brutto</text:p>
          </table:table-cell>
          <table:table-cell table:number-columns-repeated="5"/>
          <table:table-cell office:value-type="string">
            <text:p>./ksiegarnie_nieinter/cena_brutto</text:p>
          </table:table-cell>
          <table:table-cell office:value-type="string">
            <text:p>./ksiegarnie_nieinter/cena_brutto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price_promotion</text:p>
          </table:table-cell>
          <table:table-cell table:number-columns-repeated="16"/>
          <table:table-cell office:value-type="string">
            <text:p>./price_promo</text:p>
          </table:table-cell>
          <table:table-cell table:number-columns-repeated="25"/>
          <table:table-cell office:value-type="string">
            <text:p>./price_promo</text:p>
          </table:table-cell>
          <table:table-cell table:number-columns-repeated="31"/>
        </table:table-row>
        <table:table-row table:style-name="ro1" table:visibility="collapse">
          <table:table-cell office:value-type="string">
            <text:p>type</text:p>
          </table:table-cell>
          <table:table-cell table:number-columns-repeated="4"/>
          <table:table-cell office:value-type="string">
            <text:p>./typ</text:p>
          </table:table-cell>
          <table:table-cell table:number-columns-repeated="5"/>
          <table:table-cell office:value-type="string">
            <text:p>./typ</text:p>
          </table:table-cell>
          <table:table-cell/>
          <table:table-cell office:value-type="string">
            <text:p>./typ</text:p>
          </table:table-cell>
          <table:table-cell table:number-columns-repeated="6"/>
          <table:table-cell office:value-type="string">
            <text:p>./typ</text:p>
          </table:table-cell>
          <table:table-cell table:number-columns-repeated="5"/>
          <table:table-cell office:value-type="string">
            <text:p>./type</text:p>
          </table:table-cell>
          <table:table-cell office:value-type="string">
            <text:p>./typ</text:p>
          </table:table-cell>
          <table:table-cell table:number-columns-repeated="5"/>
          <table:table-cell office:value-type="string">
            <text:p>./typ</text:p>
          </table:table-cell>
          <table:table-cell office:value-type="string">
            <text:p>./typ</text:p>
          </table:table-cell>
          <table:table-cell office:value-type="string">
            <text:p>./cat/mCat</text:p>
          </table:table-cell>
          <table:table-cell table:number-columns-repeated="39"/>
        </table:table-row>
        <table:table-row table:style-name="ro1" table:visibility="collapse">
          <table:table-cell office:value-type="string">
            <text:p>vat</text:p>
          </table:table-cell>
          <table:table-cell table:number-columns-repeated="4"/>
          <table:table-cell office:value-type="string">
            <text:p>./ksiegarnie_nieinter/vat</text:p>
          </table:table-cell>
          <table:table-cell table:number-columns-repeated="5"/>
          <table:table-cell office:value-type="string">
            <text:p>./ksiegarnie_nieinter/vat</text:p>
          </table:table-cell>
          <table:table-cell/>
          <table:table-cell office:value-type="string">
            <text:p>./ksiegarnie_nieinter/vat</text:p>
          </table:table-cell>
          <table:table-cell table:number-columns-repeated="6"/>
          <table:table-cell office:value-type="string">
            <text:p>./ksiegarnie_nieinter/vat</text:p>
          </table:table-cell>
          <table:table-cell table:number-columns-repeated="6"/>
          <table:table-cell office:value-type="string">
            <text:p>./ksiegarnie_nieinter/vat</text:p>
          </table:table-cell>
          <table:table-cell table:number-columns-repeated="5"/>
          <table:table-cell office:value-type="string">
            <text:p>./ksiegarnie_nieinter/vat</text:p>
          </table:table-cell>
          <table:table-cell office:value-type="string">
            <text:p>./ksiegarnie_nieinter/vat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raw_title</text:p>
          </table:table-cell>
          <table:table-cell office:value-type="string">
            <text:p>./name</text:p>
          </table:table-cell>
          <table:table-cell/>
          <table:table-cell office:value-type="string">
            <text:p>./name</text:p>
          </table:table-cell>
          <table:table-cell table:number-columns-repeated="42"/>
          <table:table-cell office:value-type="string">
            <text:p>./n:nam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publisher_code</text:p>
          </table:table-cell>
          <table:table-cell table:number-columns-repeated="22"/>
          <table:table-cell office:value-type="string">
            <text:p>./attrs/a[@name='Kod_producenta']</text:p>
          </table:table-cell>
          <table:table-cell table:number-columns-repeated="51"/>
        </table:table-row>
        <table:table-row table:style-name="ro1" table:visibility="collapse">
          <table:table-cell office:value-type="string">
            <text:p>cover_type</text:p>
          </table:table-cell>
          <table:table-cell table:number-columns-repeated="18"/>
          <table:table-cell office:value-type="string">
            <text:p>./attrs/a[@name='Oprawa']</text:p>
          </table:table-cell>
          <table:table-cell table:number-columns-repeated="55"/>
        </table:table-row>
        <table:table-row table:style-name="ro1" table:visibility="collapse">
          <table:table-cell office:value-type="string">
            <text:p>ean</text:p>
          </table:table-cell>
          <table:table-cell table:number-columns-repeated="4"/>
          <table:table-cell office:value-type="string">
            <text:p>./ean</text:p>
          </table:table-cell>
          <table:table-cell table:number-columns-repeated="5"/>
          <table:table-cell office:value-type="string">
            <text:p>./ean</text:p>
          </table:table-cell>
          <table:table-cell/>
          <table:table-cell office:value-type="string">
            <text:p>./ean</text:p>
          </table:table-cell>
          <table:table-cell table:number-columns-repeated="2"/>
          <table:table-cell office:value-type="string">
            <text:p>./ean</text:p>
          </table:table-cell>
          <table:table-cell table:number-columns-repeated="3"/>
          <table:table-cell office:value-type="string">
            <text:p>./ean</text:p>
          </table:table-cell>
          <table:table-cell table:number-columns-repeated="6"/>
          <table:table-cell office:value-type="string">
            <text:p>./ean</text:p>
          </table:table-cell>
          <table:table-cell table:number-columns-repeated="4"/>
          <table:table-cell office:value-type="string">
            <text:p>ean</text:p>
          </table:table-cell>
          <table:table-cell office:value-type="string">
            <text:p>./ean</text:p>
          </table:table-cell>
          <table:table-cell office:value-type="string">
            <text:p>./ean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brand</text:p>
          </table:table-cell>
          <table:table-cell table:number-columns-repeated="34"/>
          <table:table-cell office:value-type="string">
            <text:p>./brand</text:p>
          </table:table-cell>
          <table:table-cell table:number-columns-repeated="39"/>
        </table:table-row>
        <table:table-row table:style-name="ro1" table:visibility="collapse">
          <table:table-cell office:value-type="string">
            <text:p>program_id</text:p>
          </table:table-cell>
          <table:table-cell office:value-type="string">
            <text:p>@id</text:p>
          </table:table-cell>
          <table:table-cell table:number-columns-repeated="73"/>
        </table:table-row>
        <table:table-row table:style-name="ro1" table:visibility="collapse">
          <table:table-cell office:value-type="string">
            <text:p>is_available</text:p>
          </table:table-cell>
          <table:table-cell table:number-columns-repeated="4"/>
          <table:table-cell office:value-type="string">
            <text:p>./status</text:p>
          </table:table-cell>
          <table:table-cell table:number-columns-repeated="5"/>
          <table:table-cell office:value-type="string">
            <text:p>./status</text:p>
          </table:table-cell>
          <table:table-cell/>
          <table:table-cell office:value-type="string">
            <text:p>./status</text:p>
          </table:table-cell>
          <table:table-cell table:number-columns-repeated="6"/>
          <table:table-cell office:value-type="string">
            <text:p>./status</text:p>
          </table:table-cell>
          <table:table-cell table:number-columns-repeated="6"/>
          <table:table-cell office:value-type="string">
            <text:p>./status</text:p>
          </table:table-cell>
          <table:table-cell table:number-columns-repeated="5"/>
          <table:table-cell office:value-type="string">
            <text:p>./status</text:p>
          </table:table-cell>
          <table:table-cell office:value-type="string">
            <text:p>./status</text:p>
          </table:table-cell>
          <table:table-cell table:number-columns-repeated="40"/>
        </table:table-row>
        <table:table-row table:style-name="ro1" table:visibility="collapse">
          <table:table-cell office:value-type="string">
            <text:p>authors</text:p>
          </table:table-cell>
          <table:table-cell office:value-type="string">
            <text:p>./attrs/a[@name='Producent']</text:p>
          </table:table-cell>
          <table:table-cell office:value-type="string">
            <text:p>./attrs/a[@name='Autor']</text:p>
          </table:table-cell>
          <table:table-cell office:value-type="string">
            <text:p>./attribute[@name='autor']</text:p>
          </table:table-cell>
          <table:table-cell office:value-type="string">
            <text:p>./n:attributes/n:attribute[n:name='Autor']/n:value</text:p>
          </table:table-cell>
          <table:table-cell office:value-type="string">
            <text:p>./autor</text:p>
          </table:table-cell>
          <table:table-cell office:value-type="string">
            <text:p>./authors</text:p>
          </table:table-cell>
          <table:table-cell office:value-type="string">
            <text:p>./*[contains(name()</text:p>
          </table:table-cell>
          <table:table-cell office:value-type="string">
            <text:p><text:s/>'author_')]</text:p>
          </table:table-cell>
          <table:table-cell office:value-type="string">
            <text:p>./n:attrs/n:a[@name='Autor']</text:p>
          </table:table-cell>
          <table:table-cell office:value-type="string">
            <text:p>./attrs/a[@name='Autor']</text:p>
          </table:table-cell>
          <table:table-cell office:value-type="string">
            <text:p>./authors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office:value-type="string">
            <text:p>./div[@class='book_box_autor']</text:p>
          </table:table-cell>
          <table:table-cell office:value-type="string">
            <text:p>./attrs/a[@name='Autor']</text:p>
          </table:table-cell>
          <table:table-cell/>
          <table:table-cell office:value-type="string">
            <text:p>./*[contains(name()</text:p>
          </table:table-cell>
          <table:table-cell office:value-type="string">
            <text:p><text:s/>'authors_')]</text:p>
          </table:table-cell>
          <table:table-cell office:value-type="string">
            <text:p>./description/div[@class='field field-name-field-autor field-type-taxonomy-term-reference field-label-inline inline clearfix']/ul/li/a</text:p>
          </table:table-cell>
          <table:table-cell office:value-type="string">
            <text:p>./attrs/a[@name='Autor']</text:p>
          </table:table-cell>
          <table:table-cell office:value-type="string">
            <text:p>./autor</text:p>
          </table:table-cell>
          <table:table-cell/>
          <table:table-cell office:value-type="string">
            <text:p>./property[@name='author']</text:p>
          </table:table-cell>
          <table:table-cell/>
          <table:table-cell office:value-type="string">
            <text:p>./n:attributes/n:attribute[n:name='Autor']/n:value</text:p>
          </table:table-cell>
          <table:table-cell office:value-type="string">
            <text:p>./autor</text:p>
          </table:table-cell>
          <table:table-cell/>
          <table:table-cell office:value-type="string">
            <text:p>./autor</text:p>
          </table:table-cell>
          <table:table-cell office:value-type="string">
            <text:p>./authors</text:p>
          </table:table-cell>
          <table:table-cell/>
          <table:table-cell office:value-type="string">
            <text:p>./authors</text:p>
          </table:table-cell>
          <table:table-cell office:value-type="string">
            <text:p>./autor</text:p>
          </table:table-cell>
          <table:table-cell office:value-type="string">
            <text:p>author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table:number-columns-repeated="2"/>
          <table:table-cell office:value-type="string">
            <text:p>./authors</text:p>
          </table:table-cell>
          <table:table-cell table:number-columns-repeated="2"/>
          <table:table-cell office:value-type="string">
            <text:p>./author</text:p>
          </table:table-cell>
          <table:table-cell/>
          <table:table-cell office:value-type="string">
            <text:p>./authors/author/name</text:p>
          </table:table-cell>
          <table:table-cell office:value-type="string">
            <text:p>./*[contains(name()</text:p>
          </table:table-cell>
          <table:table-cell office:value-type="string">
            <text:p><text:s/>'authors_')]</text:p>
          </table:table-cell>
          <table:table-cell office:value-type="string">
            <text:p>./n:attributes/n:attribute[n:name='Producent']/n:value</text:p>
          </table:table-cell>
          <table:table-cell office:value-type="string">
            <text:p>./autorzy</text:p>
          </table:table-cell>
          <table:table-cell office:value-type="string">
            <text:p>./n:attributes/n:attribute[n:name='Autor']/n:value</text:p>
          </table:table-cell>
          <table:table-cell table:number-columns-repeated="25"/>
        </table:table-row>
        <table:table-row table:style-name="ro1" table:visibility="collapse">
          <table:table-cell office:value-type="string">
            <text:p>subscription</text:p>
          </table:table-cell>
          <table:table-cell table:number-columns-repeated="23"/>
          <table:table-cell office:value-type="string">
            <text:p>./n:attributes/n:attribute[n:name='Abonament']/n:value</text:p>
          </table:table-cell>
          <table:table-cell table:number-columns-repeated="50"/>
        </table:table-row>
        <table:table-row table:style-name="ro1" table:visibility="collapse">
          <table:table-cell office:value-type="string">
            <text:p>cover_parent</text:p>
          </table:table-cell>
          <table:table-cell table:number-columns-repeated="45"/>
          <table:table-cell office:value-type="string">
            <text:p>./n:attributes/n:attribute[n:name='zm:imageParent']/n:value</text:p>
          </table:table-cell>
          <table:table-cell table:number-columns-repeated="28"/>
        </table:table-row>
        <table:table-row table:style-name="ro1" table:visibility="collapse">
          <table:table-cell office:value-type="string">
            <text:p>descriptionShort</text:p>
          </table:table-cell>
          <table:table-cell table:number-columns-repeated="36"/>
          <table:table-cell office:value-type="string">
            <text:p>./descriptionShort</text:p>
          </table:table-cell>
          <table:table-cell table:number-columns-repeated="37"/>
        </table:table-row>
        <table:table-row table:style-name="ro1">
          <table:table-cell office:value-type="string">
            <text:p>add_to_cart_url</text:p>
          </table:table-cell>
          <table:table-cell table:number-columns-repeated="24"/>
          <table:table-cell office:value-type="string">
            <text:p>./url_koszyk</text:p>
          </table:table-cell>
          <table:table-cell table:number-columns-repeated="49"/>
        </table:table-row>
        <table:table-row table:style-name="ro1">
          <table:table-cell office:value-type="string">
            <text:p>./a[@href]</text:p>
          </table:table-cell>
          <table:table-cell table:number-columns-repeated="37"/>
          <table:table-cell office:value-type="string">
            <text:p>url</text:p>
          </table:table-cell>
          <table:table-cell table:number-columns-repeated="36"/>
        </table:table-row>
        <table:table-row table:style-name="ro1">
          <table:table-cell office:value-type="string">
            <text:p>isbns</text:p>
          </table:table-cell>
          <table:table-cell table:number-columns-repeated="4"/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/>
          <table:table-cell office:value-type="string">
            <text:p>./attrs/a[@name='ISBN']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/>
          <table:table-cell office:value-type="string">
            <text:p>./attrs/a[@name='ISBN']</text:p>
          </table:table-cell>
          <table:table-cell office:value-type="string">
            <text:p>./isbn</text:p>
          </table:table-cell>
          <table:table-cell office:value-type="string">
            <text:p>./producer_ident</text:p>
          </table:table-cell>
          <table:table-cell/>
          <table:table-cell office:value-type="string">
            <text:p>./attrs/a[@name='ISBN']</text:p>
          </table:table-cell>
          <table:table-cell office:value-type="string">
            <text:p>./isbn</text:p>
          </table:table-cell>
          <table:table-cell office:value-type="string">
            <text:p>./attrs/a[@name='EAN']</text:p>
          </table:table-cell>
          <table:table-cell office:value-type="string">
            <text:p>./property[@name='isbn']</text:p>
          </table:table-cell>
          <table:table-cell office:value-type="string">
            <text:p>./attrs/a[@name='EAN']</text:p>
          </table:table-cell>
          <table:table-cell office:value-type="string">
            <text:p>./n:attributes/n:attribute[n:name='ISBN']/n:value</text:p>
          </table:table-cell>
          <table:table-cell office:value-type="string">
            <text:p>./identyfikator</text:p>
          </table:table-cell>
          <table:table-cell office:value-type="string">
            <text:p>./issn</text:p>
          </table:table-cell>
          <table:table-cell office:value-type="string">
            <text:p>./isbn</text:p>
          </table:table-cell>
          <table:table-cell table:number-columns-repeated="2"/>
          <table:table-cell office:value-type="string">
            <text:p>./isbns</text:p>
          </table:table-cell>
          <table:table-cell table:number-columns-repeated="2"/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atribute[@Name='ISBN']</text:p>
          </table:table-cell>
          <table:table-cell/>
          <table:table-cell office:value-type="string">
            <text:p>./isbn</text:p>
          </table:table-cell>
          <table:table-cell/>
          <table:table-cell office:value-type="string">
            <text:p>./attrs/a[@name='ISBN']</text:p>
          </table:table-cell>
          <table:table-cell table:number-columns-repeated="2"/>
          <table:table-cell office:value-type="string">
            <text:p>./isbn</text:p>
          </table:table-cell>
          <table:table-cell office:value-type="string">
            <text:p>./producer_ident</text:p>
          </table:table-cell>
          <table:table-cell/>
          <table:table-cell office:value-type="string">
            <text:p>./isbn</text:p>
          </table:table-cell>
          <table:table-cell office:value-type="string">
            <text:p>./n:attributes/n:attribute[n:name='ISBN']/n:value</text:p>
          </table:table-cell>
          <table:table-cell table:number-columns-repeated="28"/>
        </table:table-row>
        <table:table-row table:style-name="ro1">
          <table:table-cell office:value-type="string">
            <text:p>formats</text:p>
          </table:table-cell>
          <table:table-cell table:number-columns-repeated="4"/>
          <table:table-cell office:value-type="string">
            <text:p>./ebook_formaty/ebook_format</text:p>
          </table:table-cell>
          <table:table-cell office:value-type="string">
            <text:p>./format</text:p>
          </table:table-cell>
          <table:table-cell office:value-type="string">
            <text:p>./format</text:p>
          </table:table-cell>
          <table:table-cell table:number-columns-repeated="2"/>
          <table:table-cell office:value-type="string">
            <text:p>./format</text:p>
          </table:table-cell>
          <table:table-cell office:value-type="string">
            <text:p>./ebook_formaty/ebook_format</text:p>
          </table:table-cell>
          <table:table-cell/>
          <table:table-cell office:value-type="string">
            <text:p>./ebook_formaty/ebook_format</text:p>
          </table:table-cell>
          <table:table-cell office:value-type="string">
            <text:p>./div[@class='book_box_format']</text:p>
          </table:table-cell>
          <table:table-cell office:value-type="string">
            <text:p>./attrs/a[@name='Format']</text:p>
          </table:table-cell>
          <table:table-cell table:number-columns-repeated="3"/>
          <table:table-cell office:value-type="string">
            <text:p>./attrs/a[@name='Format']</text:p>
          </table:table-cell>
          <table:table-cell office:value-type="string">
            <text:p>./ebook_formaty/ebook_format</text:p>
          </table:table-cell>
          <table:table-cell/>
          <table:table-cell office:value-type="string">
            <text:p>./property[@name='format']</text:p>
          </table:table-cell>
          <table:table-cell/>
          <table:table-cell office:value-type="string">
            <text:p>./n:attributes/n:attribute[n:name='Format']/n:value</text:p>
          </table:table-cell>
          <table:table-cell office:value-type="string">
            <text:p>./nosnik</text:p>
          </table:table-cell>
          <table:table-cell/>
          <table:table-cell office:value-type="string">
            <text:p>./ebook_formaty/ebook_format</text:p>
          </table:table-cell>
          <table:table-cell office:value-type="string">
            <text:p>./formats</text:p>
          </table:table-cell>
          <table:table-cell/>
          <table:table-cell office:value-type="string">
            <text:p>./formats</text:p>
          </table:table-cell>
          <table:table-cell office:value-type="string">
            <text:p>./formaty</text:p>
          </table:table-cell>
          <table:table-cell/>
          <table:table-cell office:value-type="string">
            <text:p>./ebook_formaty/ebook_format</text:p>
          </table:table-cell>
          <table:table-cell office:value-type="string">
            <text:p>./ebook_formaty/ebook_format</text:p>
          </table:table-cell>
          <table:table-cell table:number-columns-repeated="2"/>
          <table:table-cell office:value-type="string">
            <text:p>./format</text:p>
          </table:table-cell>
          <table:table-cell/>
          <table:table-cell office:value-type="string">
            <text:p>./attrs/a[@name='Format']</text:p>
          </table:table-cell>
          <table:table-cell office:value-type="string">
            <text:p>./formats</text:p>
          </table:table-cell>
          <table:table-cell table:number-columns-repeated="4"/>
          <table:table-cell office:value-type="string">
            <text:p>./format</text:p>
          </table:table-cell>
          <table:table-cell office:value-type="string">
            <text:p>./n:attributes/n:attribute[n:name='Format pliku']/n:value</text:p>
          </table:table-cell>
          <table:table-cell table:number-columns-repeated="28"/>
        </table:table-row>
        <table:table-row table:style-name="ro1">
          <table:table-cell office:value-type="string">
            <text:p>advanced_booking</text:p>
          </table:table-cell>
          <table:table-cell table:number-columns-repeated="4"/>
          <table:table-cell office:value-type="string">
            <text:p>./przedsprzedazDO</text:p>
          </table:table-cell>
          <table:table-cell table:number-columns-repeated="5"/>
          <table:table-cell office:value-type="string">
            <text:p>./przedsprzedazDO</text:p>
          </table:table-cell>
          <table:table-cell/>
          <table:table-cell office:value-type="string">
            <text:p>./przedsprzedazDO</text:p>
          </table:table-cell>
          <table:table-cell table:number-columns-repeated="6"/>
          <table:table-cell office:value-type="string">
            <text:p>./przedsprzedazDO</text:p>
          </table:table-cell>
          <table:table-cell table:number-columns-repeated="6"/>
          <table:table-cell office:value-type="string">
            <text:p>./przedsprzedazDO</text:p>
          </table:table-cell>
          <table:table-cell table:number-columns-repeated="5"/>
          <table:table-cell office:value-type="string">
            <text:p>./przedsprzedazDO</text:p>
          </table:table-cell>
          <table:table-cell office:value-type="string">
            <text:p>./przedsprzedazDO</text:p>
          </table:table-cell>
          <table:table-cell table:number-columns-repeated="40"/>
        </table:table-row>
        <table:table-row table:style-name="ro1">
          <table:table-cell office:value-type="string">
            <text:p>cover_medium</text:p>
          </table:table-cell>
          <table:table-cell table:number-columns-repeated="45"/>
          <table:table-cell office:value-type="string">
            <text:p>./n:attributes/n:attribute[n:name='zm:imageMedium']/n:value</text:p>
          </table:table-cell>
          <table:table-cell table:number-columns-repeated="28"/>
        </table:table-row>
        <table:table-row table:style-name="ro1">
          <table:table-cell office:value-type="string">
            <text:p>awId</text:p>
          </table:table-cell>
          <table:table-cell table:number-columns-repeated="34"/>
          <table:table-cell office:value-type="string">
            <text:p>@awId</text:p>
          </table:table-cell>
          <table:table-cell table:number-columns-repeated="39"/>
        </table:table-row>
        <table:table-row table:style-name="ro1">
          <table:table-cell office:value-type="string">
            <text:p>./a[@title]</text:p>
          </table:table-cell>
          <table:table-cell table:number-columns-repeated="37"/>
          <table:table-cell office:value-type="string">
            <text:p>title</text:p>
          </table:table-cell>
          <table:table-cell table:number-columns-repeated="36"/>
        </table:table-row>
        <table:table-row table:style-name="ro1">
          <table:table-cell office:value-type="string">
            <text:p>binding</text:p>
          </table:table-cell>
          <table:table-cell table:number-columns-repeated="4"/>
          <table:table-cell office:value-type="string">
            <text:p>./oprawa</text:p>
          </table:table-cell>
          <table:table-cell table:number-columns-repeated="5"/>
          <table:table-cell office:value-type="string">
            <text:p>./oprawa</text:p>
          </table:table-cell>
          <table:table-cell/>
          <table:table-cell office:value-type="string">
            <text:p>./oprawa</text:p>
          </table:table-cell>
          <table:table-cell table:number-columns-repeated="6"/>
          <table:table-cell office:value-type="string">
            <text:p>./oprawa</text:p>
          </table:table-cell>
          <table:table-cell table:number-columns-repeated="6"/>
          <table:table-cell office:value-type="string">
            <text:p>./oprawa</text:p>
          </table:table-cell>
          <table:table-cell table:number-columns-repeated="4"/>
          <table:table-cell office:value-type="string">
            <text:p>cover</text:p>
          </table:table-cell>
          <table:table-cell office:value-type="string">
            <text:p>./oprawa</text:p>
          </table:table-cell>
          <table:table-cell office:value-type="string">
            <text:p>./oprawa</text:p>
          </table:table-cell>
          <table:table-cell table:number-columns-repeated="40"/>
        </table:table-row>
        <table:table-row table:style-name="ro1">
          <table:table-cell office:value-type="string">
            <text:p>is_new</text:p>
          </table:table-cell>
          <table:table-cell table:number-columns-repeated="4"/>
          <table:table-cell office:value-type="string">
            <text:p>./nowosc</text:p>
          </table:table-cell>
          <table:table-cell table:number-columns-repeated="5"/>
          <table:table-cell office:value-type="string">
            <text:p>./nowosc</text:p>
          </table:table-cell>
          <table:table-cell/>
          <table:table-cell office:value-type="string">
            <text:p>./nowosc</text:p>
          </table:table-cell>
          <table:table-cell table:number-columns-repeated="6"/>
          <table:table-cell office:value-type="string">
            <text:p>./nowosc</text:p>
          </table:table-cell>
          <table:table-cell table:number-columns-repeated="6"/>
          <table:table-cell office:value-type="string">
            <text:p>./nowosc</text:p>
          </table:table-cell>
          <table:table-cell table:number-columns-repeated="5"/>
          <table:table-cell office:value-type="string">
            <text:p>./nowosc</text:p>
          </table:table-cell>
          <table:table-cell office:value-type="string">
            <text:p>./nowosc</text:p>
          </table:table-cell>
          <table:table-cell table:number-columns-repeated="40"/>
        </table:table-row>
        <table:table-row table:style-name="ro1">
          <table:table-cell office:value-type="string">
            <text:p>sample</text:p>
          </table:table-cell>
          <table:table-cell table:number-columns-repeated="4"/>
          <table:table-cell office:value-type="string">
            <text:p>./online</text:p>
          </table:table-cell>
          <table:table-cell table:number-columns-repeated="5"/>
          <table:table-cell office:value-type="string">
            <text:p>./online</text:p>
          </table:table-cell>
          <table:table-cell/>
          <table:table-cell office:value-type="string">
            <text:p>./online</text:p>
          </table:table-cell>
          <table:table-cell table:number-columns-repeated="6"/>
          <table:table-cell office:value-type="string">
            <text:p>./online</text:p>
          </table:table-cell>
          <table:table-cell table:number-columns-repeated="6"/>
          <table:table-cell office:value-type="string">
            <text:p>./online</text:p>
          </table:table-cell>
          <table:table-cell table:number-columns-repeated="5"/>
          <table:table-cell office:value-type="string">
            <text:p>./online</text:p>
          </table:table-cell>
          <table:table-cell office:value-type="string">
            <text:p>./online</text:p>
          </table:table-cell>
          <table:table-cell table:number-columns-repeated="7"/>
          <table:table-cell office:value-type="string">
            <text:p>./sample</text:p>
          </table:table-cell>
          <table:table-cell table:number-columns-repeated="32"/>
        </table:table-row>
        <table:table-row table:style-name="ro1">
          <table:table-cell office:value-type="string">
            <text:p>file_size</text:p>
          </table:table-cell>
          <table:table-cell table:number-columns-repeated="9"/>
          <table:table-cell office:value-type="string">
            <text:p>./size</text:p>
          </table:table-cell>
          <table:table-cell/>
          <table:table-cell office:value-type="string">
            <text:p>./wielkosc_pliku</text:p>
          </table:table-cell>
          <table:table-cell table:number-columns-repeated="62"/>
        </table:table-row>
        <table:table-row table:style-name="ro1">
          <table:table-cell office:value-type="string">
            <text:p>linked</text:p>
          </table:table-cell>
          <table:table-cell table:number-columns-repeated="4"/>
          <table:table-cell office:value-type="string">
            <text:p>./powiazane/ident_powiazany</text:p>
          </table:table-cell>
          <table:table-cell table:number-columns-repeated="5"/>
          <table:table-cell office:value-type="string">
            <text:p>./powiazane/ident_powiazany</text:p>
          </table:table-cell>
          <table:table-cell/>
          <table:table-cell office:value-type="string">
            <text:p>./powiazane/ident_powiazany</text:p>
          </table:table-cell>
          <table:table-cell table:number-columns-repeated="6"/>
          <table:table-cell office:value-type="string">
            <text:p>./powiazane/ident_powiazany</text:p>
          </table:table-cell>
          <table:table-cell table:number-columns-repeated="6"/>
          <table:table-cell office:value-type="string">
            <text:p>./powiazane/ident_powiazany</text:p>
          </table:table-cell>
          <table:table-cell table:number-columns-repeated="5"/>
          <table:table-cell office:value-type="string">
            <text:p>./powiazane/ident_powiazany</text:p>
          </table:table-cell>
          <table:table-cell office:value-type="string">
            <text:p>./powiazane/ident_powiazany</text:p>
          </table:table-cell>
          <table:table-cell table:number-columns-repeated="40"/>
        </table:table-row>
        <table:table-row table:style-name="ro1">
          <table:table-cell office:value-type="string">
            <text:p>utm_term</text:p>
          </table:table-cell>
          <table:table-cell table:number-columns-repeated="24"/>
          <table:table-cell office:value-type="string">
            <text:p>./utm_term</text:p>
          </table:table-cell>
          <table:table-cell table:number-columns-repeated="49"/>
        </table:table-row>
        <table:table-row table:style-name="ro1">
          <table:table-cell office:value-type="string">
            <text:p>cover_back</text:p>
          </table:table-cell>
          <table:table-cell table:number-columns-repeated="4"/>
          <table:table-cell office:value-type="string">
            <text:p>./okladkatyl</text:p>
          </table:table-cell>
          <table:table-cell table:number-columns-repeated="5"/>
          <table:table-cell office:value-type="string">
            <text:p>./okladkatyl</text:p>
          </table:table-cell>
          <table:table-cell/>
          <table:table-cell office:value-type="string">
            <text:p>./okladkatyl</text:p>
          </table:table-cell>
          <table:table-cell table:number-columns-repeated="6"/>
          <table:table-cell office:value-type="string">
            <text:p>./okladkatyl</text:p>
          </table:table-cell>
          <table:table-cell table:number-columns-repeated="6"/>
          <table:table-cell office:value-type="string">
            <text:p>./okladkatyl</text:p>
          </table:table-cell>
          <table:table-cell table:number-columns-repeated="5"/>
          <table:table-cell office:value-type="string">
            <text:p>./okladkatyl</text:p>
          </table:table-cell>
          <table:table-cell office:value-type="string">
            <text:p>./okladkatyl</text:p>
          </table:table-cell>
          <table:table-cell table:number-columns-repeated="40"/>
        </table:table-row>
        <table:table-row table:style-name="ro1">
          <table:table-cell office:value-type="string">
            <text:p>description_short</text:p>
          </table:table-cell>
          <table:table-cell table:number-columns-repeated="16"/>
          <table:table-cell office:value-type="string">
            <text:p>./describe_short</text:p>
          </table:table-cell>
          <table:table-cell table:number-columns-repeated="25"/>
          <table:table-cell office:value-type="string">
            <text:p>./describe_short</text:p>
          </table:table-cell>
          <table:table-cell table:number-columns-repeated="31"/>
        </table:table-row>
        <table:table-row table:style-name="ro1">
          <table:table-cell office:value-type="string">
            <text:p>status</text:p>
          </table:table-cell>
          <table:table-cell table:number-columns-repeated="16"/>
          <table:table-cell office:value-type="string">
            <text:p>./status</text:p>
          </table:table-cell>
          <table:table-cell table:number-columns-repeated="7"/>
          <table:table-cell office:value-type="string">
            <text:p>./status</text:p>
          </table:table-cell>
          <table:table-cell table:number-columns-repeated="6"/>
          <table:table-cell office:value-type="string">
            <text:p>status</text:p>
          </table:table-cell>
          <table:table-cell table:number-columns-repeated="10"/>
          <table:table-cell office:value-type="string">
            <text:p>./status</text:p>
          </table:table-cell>
          <table:table-cell table:number-columns-repeated="31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./desc</text:p>
          </table:table-cell>
          <table:table-cell office:value-type="string">
            <text:p>./desc</text:p>
          </table:table-cell>
          <table:table-cell office:value-type="string">
            <text:p>./description</text:p>
          </table:table-cell>
          <table:table-cell office:value-type="string">
            <text:p>./n:description</text:p>
          </table:table-cell>
          <table:table-cell office:value-type="string">
            <text:p>./opis</text:p>
          </table:table-cell>
          <table:table-cell office:value-type="string">
            <text:p>./description</text:p>
          </table:table-cell>
          <table:table-cell/>
          <table:table-cell office:value-type="string">
            <text:p>./n:desc</text:p>
          </table:table-cell>
          <table:table-cell office:value-type="string">
            <text:p>./desc</text:p>
          </table:table-cell>
          <table:table-cell/>
          <table:table-cell office:value-type="string">
            <text:p>./opis</text:p>
          </table:table-cell>
          <table:table-cell/>
          <table:table-cell office:value-type="string">
            <text:p>./opis</text:p>
          </table:table-cell>
          <table:table-cell office:value-type="string">
            <text:p>./div[@class='book_box_desc']</text:p>
          </table:table-cell>
          <table:table-cell office:value-type="string">
            <text:p>./desc</text:p>
          </table:table-cell>
          <table:table-cell office:value-type="string">
            <text:p>./description</text:p>
          </table:table-cell>
          <table:table-cell office:value-type="string">
            <text:p>./describe_long</text:p>
          </table:table-cell>
          <table:table-cell/>
          <table:table-cell office:value-type="string">
            <text:p>./desc</text:p>
          </table:table-cell>
          <table:table-cell office:value-type="string">
            <text:p>./opis</text:p>
          </table:table-cell>
          <table:table-cell office:value-type="string">
            <text:p>./desc</text:p>
          </table:table-cell>
          <table:table-cell office:value-type="string">
            <text:p>./description</text:p>
          </table:table-cell>
          <table:table-cell office:value-type="string">
            <text:p>./desc</text:p>
          </table:table-cell>
          <table:table-cell office:value-type="string">
            <text:p>./n:description</text:p>
          </table:table-cell>
          <table:table-cell office:value-type="string">
            <text:p>./opis</text:p>
          </table:table-cell>
          <table:table-cell office:value-type="string">
            <text:p>./description</text:p>
          </table:table-cell>
          <table:table-cell office:value-type="string">
            <text:p>./opis</text:p>
          </table:table-cell>
          <table:table-cell table:number-columns-repeated="4"/>
          <table:table-cell office:value-type="string">
            <text:p>description</text:p>
          </table:table-cell>
          <table:table-cell office:value-type="string">
            <text:p>./opis</text:p>
          </table:table-cell>
          <table:table-cell office:value-type="string">
            <text:p>./opis</text:p>
          </table:table-cell>
          <table:table-cell office:value-type="string">
            <text:p>./desc</text:p>
          </table:table-cell>
          <table:table-cell office:value-type="string">
            <text:p>./n:description</text:p>
          </table:table-cell>
          <table:table-cell office:value-type="string">
            <text:p>./description</text:p>
          </table:table-cell>
          <table:table-cell/>
          <table:table-cell office:value-type="string">
            <text:p>./desc</text:p>
          </table:table-cell>
          <table:table-cell table:number-columns-repeated="2"/>
          <table:table-cell office:value-type="string">
            <text:p>./description</text:p>
          </table:table-cell>
          <table:table-cell office:value-type="string">
            <text:p>./describe_long</text:p>
          </table:table-cell>
          <table:table-cell office:value-type="string">
            <text:p>./n:description</text:p>
          </table:table-cell>
          <table:table-cell/>
          <table:table-cell office:value-type="string">
            <text:p>./n:description</text:p>
          </table:table-cell>
          <table:table-cell table:number-columns-repeated="28"/>
        </table:table-row>
        <table:table-row table:style-name="ro1">
          <table:table-cell office:value-type="string">
            <text:p>price</text:p>
          </table:table-cell>
          <table:table-cell office:value-type="string">
            <text:p>@price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./n:price</text:p>
          </table:table-cell>
          <table:table-cell office:value-type="string">
            <text:p>./cena</text:p>
          </table:table-cell>
          <table:table-cell office:value-type="string">
            <text:p>./price</text:p>
          </table:table-cell>
          <table:table-cell office:value-type="string">
            <text:p>./price</text:p>
          </table:table-cell>
          <table:table-cell office:value-type="string">
            <text:p>@price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/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./price</text:p>
          </table:table-cell>
          <table:table-cell/>
          <table:table-cell office:value-type="string">
            <text:p>@price</text:p>
          </table:table-cell>
          <table:table-cell office:value-type="string">
            <text:p>./cena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@price</text:p>
          </table:table-cell>
          <table:table-cell office:value-type="string">
            <text:p>./n:price</text:p>
          </table:table-cell>
          <table:table-cell office:value-type="string">
            <text:p>./cena</text:p>
          </table:table-cell>
          <table:table-cell/>
          <table:table-cell office:value-type="string">
            <text:p>./cena</text:p>
          </table:table-cell>
          <table:table-cell table:number-columns-repeated="2"/>
          <table:table-cell office:value-type="string">
            <text:p>./price</text:p>
          </table:table-cell>
          <table:table-cell office:value-type="string">
            <text:p>./cena</text:p>
          </table:table-cell>
          <table:table-cell office:value-type="string">
            <text:p>price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 office:value-type="string">
            <text:p>./price/display</text:p>
          </table:table-cell>
          <table:table-cell office:value-type="string">
            <text:p>./n:price</text:p>
          </table:table-cell>
          <table:table-cell office:value-type="string">
            <text:p>./price</text:p>
          </table:table-cell>
          <table:table-cell/>
          <table:table-cell office:value-type="string">
            <text:p>@price</text:p>
          </table:table-cell>
          <table:table-cell office:value-type="string">
            <text:p>./cena</text:p>
          </table:table-cell>
          <table:table-cell table:number-columns-repeated="2"/>
          <table:table-cell office:value-type="string">
            <text:p>./price</text:p>
          </table:table-cell>
          <table:table-cell office:value-type="string">
            <text:p>./n:price</text:p>
          </table:table-cell>
          <table:table-cell office:value-type="string">
            <text:p>./cena</text:p>
          </table:table-cell>
          <table:table-cell office:value-type="string">
            <text:p>./n:price</text:p>
          </table:table-cell>
          <table:table-cell table:number-columns-repeated="28"/>
        </table:table-row>
        <table:table-row table:style-name="ro1">
          <table:table-cell office:value-type="string">
            <text:p>section_id</text:p>
          </table:table-cell>
          <table:table-cell table:number-columns-repeated="24"/>
          <table:table-cell office:value-type="string">
            <text:p>./dzial_id</text:p>
          </table:table-cell>
          <table:table-cell table:number-columns-repeated="49"/>
        </table:table-row>
        <table:table-row table:style-name="ro1">
          <table:table-cell office:value-type="string">
            <text:p>alert</text:p>
          </table:table-cell>
          <table:table-cell table:number-columns-repeated="27"/>
          <table:table-cell office:value-type="string">
            <text:p>./alert</text:p>
          </table:table-cell>
          <table:table-cell table:number-columns-repeated="46"/>
        </table:table-row>
        <table:table-row table:style-name="ro1">
          <table:table-cell office:value-type="string">
            <text:p>vat_percent</text:p>
          </table:table-cell>
          <table:table-cell table:number-columns-repeated="4"/>
          <table:table-cell office:value-type="string">
            <text:p>./ksiegarnie_nieinter/vat_procent</text:p>
          </table:table-cell>
          <table:table-cell table:number-columns-repeated="5"/>
          <table:table-cell office:value-type="string">
            <text:p>./ksiegarnie_nieinter/vat_procent</text:p>
          </table:table-cell>
          <table:table-cell/>
          <table:table-cell office:value-type="string">
            <text:p>./ksiegarnie_nieinter/vat_procent</text:p>
          </table:table-cell>
          <table:table-cell table:number-columns-repeated="6"/>
          <table:table-cell office:value-type="string">
            <text:p>./ksiegarnie_nieinter/vat_procent</text:p>
          </table:table-cell>
          <table:table-cell table:number-columns-repeated="6"/>
          <table:table-cell office:value-type="string">
            <text:p>./ksiegarnie_nieinter/vat_procent</text:p>
          </table:table-cell>
          <table:table-cell table:number-columns-repeated="5"/>
          <table:table-cell office:value-type="string">
            <text:p>./ksiegarnie_nieinter/vat_procent</text:p>
          </table:table-cell>
          <table:table-cell office:value-type="string">
            <text:p>./ksiegarnie_nieinter/vat_procent</text:p>
          </table:table-cell>
          <table:table-cell table:number-columns-repeated="40"/>
        </table:table-row>
        <table:table-row table:style-name="ro1">
          <table:table-cell office:value-type="string">
            <text:p>stack</text:p>
          </table:table-cell>
          <table:table-cell table:number-columns-repeated="22"/>
          <table:table-cell office:value-type="string">
            <text:p>@stack</text:p>
          </table:table-cell>
          <table:table-cell table:number-columns-repeated="51"/>
        </table:table-row>
        <table:table-row table:style-name="ro1">
          <table:table-cell office:value-type="string">
            <text:p>lang</text:p>
          </table:table-cell>
          <table:table-cell table:number-columns-repeated="24"/>
          <table:table-cell office:value-type="string">
            <text:p>./jezyk</text:p>
          </table:table-cell>
          <table:table-cell office:value-type="string">
            <text:p>./language</text:p>
          </table:table-cell>
          <table:table-cell table:number-columns-repeated="48"/>
        </table:table-row>
        <table:table-row table:style-name="ro1">
          <table:table-cell office:value-type="string">
            <text:p>on_demand</text:p>
          </table:table-cell>
          <table:table-cell table:number-columns-repeated="4"/>
          <table:table-cell office:value-type="string">
            <text:p>./nazadanie</text:p>
          </table:table-cell>
          <table:table-cell table:number-columns-repeated="5"/>
          <table:table-cell office:value-type="string">
            <text:p>./nazadanie</text:p>
          </table:table-cell>
          <table:table-cell/>
          <table:table-cell office:value-type="string">
            <text:p>./nazadanie</text:p>
          </table:table-cell>
          <table:table-cell table:number-columns-repeated="6"/>
          <table:table-cell office:value-type="string">
            <text:p>./nazadanie</text:p>
          </table:table-cell>
          <table:table-cell table:number-columns-repeated="6"/>
          <table:table-cell office:value-type="string">
            <text:p>./nazadanie</text:p>
          </table:table-cell>
          <table:table-cell table:number-columns-repeated="5"/>
          <table:table-cell office:value-type="string">
            <text:p>./nazadanie</text:p>
          </table:table-cell>
          <table:table-cell office:value-type="string">
            <text:p>./nazadanie</text:p>
          </table:table-cell>
          <table:table-cell table:number-columns-repeated="40"/>
        </table:table-row>
        <table:table-row table:style-name="ro1">
          <table:table-cell office:value-type="string">
            <text:p>url</text:p>
          </table:table-cell>
          <table:table-cell office:value-type="string">
            <text:p>@url</text:p>
          </table:table-cell>
          <table:table-cell office:value-type="string">
            <text:p>@url</text:p>
          </table:table-cell>
          <table:table-cell office:value-type="string">
            <text:p>./url</text:p>
          </table:table-cell>
          <table:table-cell office:value-type="string">
            <text:p>./n:url</text:p>
          </table:table-cell>
          <table:table-cell office:value-type="string">
            <text:p>./link</text:p>
          </table:table-cell>
          <table:table-cell office:value-type="string">
            <text:p>./url</text:p>
          </table:table-cell>
          <table:table-cell office:value-type="string">
            <text:p>./url</text:p>
          </table:table-cell>
          <table:table-cell office:value-type="string">
            <text:p>@url</text:p>
          </table:table-cell>
          <table:table-cell office:value-type="string">
            <text:p>@url</text:p>
          </table:table-cell>
          <table:table-cell office:value-type="string">
            <text:p>./url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./a[@href]</text:p>
          </table:table-cell>
          <table:table-cell office:value-type="string">
            <text:p>@url</text:p>
          </table:table-cell>
          <table:table-cell office:value-type="string">
            <text:p>./productUrl</text:p>
          </table:table-cell>
          <table:table-cell office:value-type="string">
            <text:p>./url</text:p>
          </table:table-cell>
          <table:table-cell office:value-type="string">
            <text:p>./link</text:p>
          </table:table-cell>
          <table:table-cell office:value-type="string">
            <text:p>@url</text:p>
          </table:table-cell>
          <table:table-cell office:value-type="string">
            <text:p>./link</text:p>
          </table:table-cell>
          <table:table-cell office:value-type="string">
            <text:p>@url</text:p>
          </table:table-cell>
          <table:table-cell office:value-type="string">
            <text:p>./url</text:p>
          </table:table-cell>
          <table:table-cell office:value-type="string">
            <text:p>@url</text:p>
          </table:table-cell>
          <table:table-cell office:value-type="string">
            <text:p>./n:url</text:p>
          </table:table-cell>
          <table:table-cell office:value-type="string">
            <text:p>./url</text:p>
          </table:table-cell>
          <table:table-cell office:value-type="string">
            <text:p>./url</text:p>
          </table:table-cell>
          <table:table-cell office:value-type="string">
            <text:p>./link</text:p>
          </table:table-cell>
          <table:table-cell office:value-type="string">
            <text:p>./url</text:p>
          </table:table-cell>
          <table:table-cell/>
          <table:table-cell office:value-type="string">
            <text:p>./productUrl</text:p>
          </table:table-cell>
          <table:table-cell office:value-type="string">
            <text:p>./url</text:p>
          </table:table-cell>
          <table:table-cell office:value-type="string">
            <text:p>url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./awLink</text:p>
          </table:table-cell>
          <table:table-cell office:value-type="string">
            <text:p>./n:url</text:p>
          </table:table-cell>
          <table:table-cell office:value-type="string">
            <text:p>./url</text:p>
          </table:table-cell>
          <table:table-cell/>
          <table:table-cell office:value-type="string">
            <text:p>@url</text:p>
          </table:table-cell>
          <table:table-cell office:value-type="string">
            <text:p>./link</text:p>
          </table:table-cell>
          <table:table-cell/>
          <table:table-cell office:value-type="string">
            <text:p>./url</text:p>
          </table:table-cell>
          <table:table-cell office:value-type="string">
            <text:p>./url</text:p>
          </table:table-cell>
          <table:table-cell office:value-type="string">
            <text:p>./n:url</text:p>
          </table:table-cell>
          <table:table-cell office:value-type="string">
            <text:p>./url</text:p>
          </table:table-cell>
          <table:table-cell office:value-type="string">
            <text:p>./n:url</text:p>
          </table:table-cell>
          <table:table-cell table:number-columns-repeated="28"/>
        </table:table-row>
        <table:table-row table:style-name="ro1">
          <table:table-cell office:value-type="string">
            <text:p>cover</text:p>
          </table:table-cell>
          <table:table-cell office:value-type="string">
            <text:p>./imgs/main[@url]</text:p>
          </table:table-cell>
          <table:table-cell office:value-type="string">
            <text:p>./imgs/main[@url]</text:p>
          </table:table-cell>
          <table:table-cell/>
          <table:table-cell office:value-type="string">
            <text:p>./n:image</text:p>
          </table:table-cell>
          <table:table-cell office:value-type="string">
            <text:p>./okladka</text:p>
          </table:table-cell>
          <table:table-cell office:value-type="string">
            <text:p>./image</text:p>
          </table:table-cell>
          <table:table-cell office:value-type="string">
            <text:p>./coverUrl</text:p>
          </table:table-cell>
          <table:table-cell office:value-type="string">
            <text:p>./n:imgs/n:main[@url]</text:p>
          </table:table-cell>
          <table:table-cell office:value-type="string">
            <text:p>./imgs/main[@url]</text:p>
          </table:table-cell>
          <table:table-cell office:value-type="string">
            <text:p>./cover</text:p>
          </table:table-cell>
          <table:table-cell office:value-type="string">
            <text:p>./okladka</text:p>
          </table:table-cell>
          <table:table-cell office:value-type="string">
            <text:p>./duze_zdjecie</text:p>
          </table:table-cell>
          <table:table-cell office:value-type="string">
            <text:p>./okladka</text:p>
          </table:table-cell>
          <table:table-cell office:value-type="string">
            <text:p>./a/img[@src]</text:p>
          </table:table-cell>
          <table:table-cell office:value-type="string">
            <text:p>./imgs/main[@url]</text:p>
          </table:table-cell>
          <table:table-cell office:value-type="string">
            <text:p>./imageUrl</text:p>
          </table:table-cell>
          <table:table-cell office:value-type="string">
            <text:p>./*[contains(name()</text:p>
          </table:table-cell>
          <table:table-cell office:value-type="string">
            <text:p><text:s/>'covers_')]</text:p>
          </table:table-cell>
          <table:table-cell/>
          <table:table-cell office:value-type="string">
            <text:p>./imgs/main[@url]</text:p>
          </table:table-cell>
          <table:table-cell office:value-type="string">
            <text:p>./okladka</text:p>
          </table:table-cell>
          <table:table-cell office:value-type="string">
            <text:p>./imgs/main[@url]</text:p>
          </table:table-cell>
          <table:table-cell office:value-type="string">
            <text:p>./image</text:p>
          </table:table-cell>
          <table:table-cell office:value-type="string">
            <text:p>./imgs/main[@url]</text:p>
          </table:table-cell>
          <table:table-cell office:value-type="string">
            <text:p>./n:image</text:p>
          </table:table-cell>
          <table:table-cell office:value-type="string">
            <text:p>./url_images</text:p>
          </table:table-cell>
          <table:table-cell/>
          <table:table-cell office:value-type="string">
            <text:p>./okladka</text:p>
          </table:table-cell>
          <table:table-cell office:value-type="string">
            <text:p>./cover</text:p>
          </table:table-cell>
          <table:table-cell/>
          <table:table-cell office:value-type="string">
            <text:p>./imageUrl</text:p>
          </table:table-cell>
          <table:table-cell office:value-type="string">
            <text:p>./okladka</text:p>
          </table:table-cell>
          <table:table-cell office:value-type="string">
            <text:p>image</text:p>
          </table:table-cell>
          <table:table-cell office:value-type="string">
            <text:p>./okladka</text:p>
          </table:table-cell>
          <table:table-cell office:value-type="string">
            <text:p>./okladka</text:p>
          </table:table-cell>
          <table:table-cell office:value-type="string">
            <text:p>./awImage</text:p>
          </table:table-cell>
          <table:table-cell office:value-type="string">
            <text:p>./n:image</text:p>
          </table:table-cell>
          <table:table-cell office:value-type="string">
            <text:p>./coverId</text:p>
          </table:table-cell>
          <table:table-cell/>
          <table:table-cell office:value-type="string">
            <text:p>./imgs/main[@url]</text:p>
          </table:table-cell>
          <table:table-cell office:value-type="string">
            <text:p>./okladka</text:p>
          </table:table-cell>
          <table:table-cell/>
          <table:table-cell office:value-type="string">
            <text:p>./cover</text:p>
          </table:table-cell>
          <table:table-cell office:value-type="string">
            <text:p>./*[contains(name()</text:p>
          </table:table-cell>
          <table:table-cell office:value-type="string">
            <text:p><text:s/>'covers_')]</text:p>
          </table:table-cell>
          <table:table-cell office:value-type="string">
            <text:p>./n:image</text:p>
          </table:table-cell>
          <table:table-cell office:value-type="string">
            <text:p>./okladka</text:p>
          </table:table-cell>
          <table:table-cell office:value-type="string">
            <text:p>./n:image</text:p>
          </table:table-cell>
          <table:table-cell table:number-columns-repeated="26"/>
        </table:table-row>
        <table:table-row table:style-name="ro1">
          <table:table-cell office:value-type="string">
            <text:p>mass</text:p>
          </table:table-cell>
          <table:table-cell table:number-columns-repeated="4"/>
          <table:table-cell office:value-type="string">
            <text:p>./ksiegarnie_nieinter/waga</text:p>
          </table:table-cell>
          <table:table-cell table:number-columns-repeated="5"/>
          <table:table-cell office:value-type="string">
            <text:p>./ksiegarnie_nieinter/waga</text:p>
          </table:table-cell>
          <table:table-cell/>
          <table:table-cell office:value-type="string">
            <text:p>./ksiegarnie_nieinter/waga</text:p>
          </table:table-cell>
          <table:table-cell table:number-columns-repeated="6"/>
          <table:table-cell office:value-type="string">
            <text:p>./ksiegarnie_nieinter/waga</text:p>
          </table:table-cell>
          <table:table-cell table:number-columns-repeated="6"/>
          <table:table-cell office:value-type="string">
            <text:p>./ksiegarnie_nieinter/waga</text:p>
          </table:table-cell>
          <table:table-cell table:number-columns-repeated="5"/>
          <table:table-cell office:value-type="string">
            <text:p>./ksiegarnie_nieinter/waga</text:p>
          </table:table-cell>
          <table:table-cell office:value-type="string">
            <text:p>./ksiegarnie_nieinter/waga</text:p>
          </table:table-cell>
          <table:table-cell table:number-columns-repeated="40"/>
        </table:table-row>
        <table:table-row table:style-name="ro1">
          <table:table-cell office:value-type="string">
            <text:p>lectors</text:p>
          </table:table-cell>
          <table:table-cell/>
          <table:table-cell office:value-type="string">
            <text:p>./attrs/a[@name='Lektor']</text:p>
          </table:table-cell>
          <table:table-cell/>
          <table:table-cell office:value-type="string">
            <text:p>./n:attributes/n:attribute[n:name='Czyta']/n:value</text:p>
          </table:table-cell>
          <table:table-cell table:number-columns-repeated="70"/>
        </table:table-row>
        <table:table-row table:style-name="ro1">
          <table:table-cell office:value-type="string">
            <text:p>category_id</text:p>
          </table:table-cell>
          <table:table-cell table:number-columns-repeated="34"/>
          <table:table-cell office:value-type="string">
            <text:p>./cat/awCatId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5T23:00:35</dc:date>
    <meta:document-statistic meta:table-count="1" meta:cell-count="896" meta:object-count="0"/>
    <meta:generator>LibreOffice/3.5$Linux_x86 LibreOffice_project/350m1$Build-2</meta:generator>
  </office:meta>
</office:document-meta>
</file>